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b1bc" officeooo:paragraph-rsid="000bb1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bc" officeooo:paragraph-rsid="000bb1b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92ff" officeooo:paragraph-rsid="001092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df82" officeooo:paragraph-rsid="0014df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72b1" officeooo:paragraph-rsid="001572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b2d8" officeooo:paragraph-rsid="0016b2d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64f" officeooo:paragraph-rsid="001a76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bb1bc" officeooo:paragraph-rsid="000bb1bc"/>
    </style:style>
    <style:style style:name="P9" style:family="paragraph" style:parent-style-name="Standard">
      <style:paragraph-properties fo:text-align="start" style:justify-single-word="false"/>
      <style:text-properties officeooo:rsid="001092ff" officeooo:paragraph-rsid="001092ff"/>
    </style:style>
    <style:style style:name="P10" style:family="paragraph" style:parent-style-name="Standard">
      <style:paragraph-properties fo:text-align="start" style:justify-single-word="false"/>
      <style:text-properties officeooo:rsid="0010f2cb" officeooo:paragraph-rsid="0010f2cb"/>
    </style:style>
    <style:style style:name="P11" style:family="paragraph" style:parent-style-name="Standard">
      <style:paragraph-properties fo:text-align="start" style:justify-single-word="false"/>
      <style:text-properties officeooo:rsid="0014df82" officeooo:paragraph-rsid="0014df82"/>
    </style:style>
    <style:style style:name="P12" style:family="paragraph" style:parent-style-name="Standard">
      <style:paragraph-properties fo:text-align="start" style:justify-single-word="false"/>
      <style:text-properties officeooo:rsid="001572b1" officeooo:paragraph-rsid="001572b1"/>
    </style:style>
    <style:style style:name="P13" style:family="paragraph" style:parent-style-name="Standard">
      <style:paragraph-properties fo:text-align="start" style:justify-single-word="false"/>
      <style:text-properties officeooo:rsid="0016b2d8" officeooo:paragraph-rsid="0016b2d8"/>
    </style:style>
    <style:style style:name="P14" style:family="paragraph" style:parent-style-name="Standard">
      <style:paragraph-properties fo:text-align="start" style:justify-single-word="false"/>
      <style:text-properties officeooo:rsid="0016b2d8" officeooo:paragraph-rsid="0017a894"/>
    </style:style>
    <style:style style:name="P15" style:family="paragraph" style:parent-style-name="Standard">
      <style:paragraph-properties fo:text-align="start" style:justify-single-word="false"/>
      <style:text-properties officeooo:rsid="0017a894" officeooo:paragraph-rsid="00180a0c"/>
    </style:style>
    <style:style style:name="P16" style:family="paragraph" style:parent-style-name="Standard">
      <style:paragraph-properties fo:text-align="start" style:justify-single-word="false"/>
      <style:text-properties officeooo:rsid="0019544a" officeooo:paragraph-rsid="0019544a"/>
    </style:style>
    <style:style style:name="P17" style:family="paragraph" style:parent-style-name="Standard">
      <style:paragraph-properties fo:text-align="start" style:justify-single-word="false"/>
      <style:text-properties officeooo:rsid="001a764f" officeooo:paragraph-rsid="001a764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764f" officeooo:paragraph-rsid="001a764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normal" officeooo:rsid="001a764f" officeooo:paragraph-rsid="001a764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weight="normal" officeooo:rsid="001b91bd" officeooo:paragraph-rsid="001b91b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1d315c" officeooo:paragraph-rsid="001d315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normal" officeooo:rsid="001f5dc7" officeooo:paragraph-rsid="001f5dc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208e5f" officeooo:paragraph-rsid="00208e5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weight="normal" officeooo:rsid="0020da64" officeooo:paragraph-rsid="0020da6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weight="normal" officeooo:rsid="00214f72" officeooo:paragraph-rsid="00214f7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weight="normal" officeooo:rsid="002226ca" officeooo:paragraph-rsid="002226c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weight="bold" officeooo:rsid="001d315c" officeooo:paragraph-rsid="001d315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weight="bold" officeooo:rsid="001f5dc7" officeooo:paragraph-rsid="001f5dc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weight="bold" officeooo:rsid="0020da64" officeooo:paragraph-rsid="0020da6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tyle="normal" fo:font-weight="bold" officeooo:rsid="0020da64" officeooo:paragraph-rsid="0020da64" style:font-style-asian="normal" style:font-weight-asian="bold" style:font-style-complex="normal" style:font-weight-complex="bold"/>
    </style:style>
    <style:style style:name="P31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officeooo:rsid="0016b2d8" officeooo:paragraph-rsid="0016b2d8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092ff" officeooo:paragraph-rsid="001092ff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14f72" officeooo:paragraph-rsid="00214f7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1a764f" officeooo:paragraph-rsid="002226c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226ca" officeooo:paragraph-rsid="002226c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3463b" officeooo:paragraph-rsid="0023463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3dab3" officeooo:paragraph-rsid="0023dab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46208" officeooo:paragraph-rsid="0024620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24a8ac" officeooo:paragraph-rsid="0024a8ac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font-weight="bold" officeooo:rsid="002226ca" officeooo:paragraph-rsid="002226c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1" fo:font-weight="bold" officeooo:rsid="00246208" officeooo:paragraph-rsid="00246208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1" fo:font-weight="bold" officeooo:rsid="0023dab3" officeooo:paragraph-rsid="0023dab3" style:font-weight-asian="bold" style:font-weight-complex="bold"/>
    </style:style>
    <style:style style:name="T1" style:family="text">
      <style:text-properties officeooo:rsid="0010f2cb"/>
    </style:style>
    <style:style style:name="T2" style:family="text">
      <style:text-properties officeooo:rsid="0014df8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b91bd"/>
    </style:style>
    <style:style style:name="T5" style:family="text">
      <style:text-properties officeooo:rsid="0017a894"/>
    </style:style>
    <style:style style:name="T6" style:family="text">
      <style:text-properties officeooo:rsid="00180a0c"/>
    </style:style>
    <style:style style:name="T7" style:family="text">
      <style:text-properties officeooo:rsid="001a764f"/>
    </style:style>
    <style:style style:name="T8" style:family="text">
      <style:text-properties officeooo:rsid="00214f72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Liberation Serif1" style:font-name-asian="Liberation Serif1" style:font-name-complex="Liberation Serif1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a764f"/>
    </style:style>
    <style:style style:name="T13" style:family="text">
      <style:text-properties style:text-position="0% 100%" style:font-name="Liberation Serif1"/>
    </style:style>
    <style:style style:name="T14" style:family="text">
      <style:text-properties officeooo:rsid="0023dab3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officeooo:rsid="0023dab3"/>
    </style:style>
    <style:style style:name="T17" style:family="text">
      <style:text-properties style:font-name="Liberation Serif1" fo:font-style="italic" style:font-style-asian="italic" style:font-style-complex="italic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1" officeooo:rsid="0023dab3" style:font-name-asian="Liberation Serif1" style:font-name-complex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ы решения задач</text:p>
      <text:p text:style-name="P2">Задание 1.<text:tab/></text:p>
      <text:p text:style-name="P8">Найти область определения функции <draw:frame draw:style-name="fr1" draw:name="Object1" text:anchor-type="as-char" svg:y="-0.437cm" svg:width="3.395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3">Решение.</text:p>
      <text:p text:style-name="P9">Логарифм определен только при положительном значении его аргумента, поэтому </text:p>
      <text:p text:style-name="P9"><draw:frame draw:style-name="fr1" draw:name="Object2" text:anchor-type="as-char" svg:y="-0.437cm" svg:width="2.69cm" svg:height="0.527cm" draw:z-index="1"><draw:object xlink:href="./Object 2" xlink:type="simple" xlink:show="embed" xlink:actuate="onLoad"/><draw:image xlink:href="./ObjectReplacements/Object 2" xlink:type="simple" xlink:show="embed" xlink:actuate="onLoad"/></draw:frame>или <draw:frame draw:style-name="fr1" draw:name="Object3" text:anchor-type="as-char" svg:y="-0.437cm" svg:width="1.9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Чтобы изобразить геометрическую область D, найдем сначала её границу:</text:p>
      <text:p text:style-name="P32"><draw:frame draw:style-name="fr1" draw:name="Object4" text:anchor-type="as-char" svg:y="-0.437cm" svg:width="2.40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Полученное уравнение определяет параболу, вершина которой расположена в точке (-1;0), а ось направлена в положительную строну оси O<text:span text:style-name="T1">х</text:span>.</text:p>
      <text:p text:style-name="P10">@@@@@@@@@@</text:p>
      <text:p text:style-name="P10">Точки пересечения параболы с осью Оу получаются из условия</text:p>
      <text:p text:style-name="P10"/>
      <text:p text:style-name="P10"><draw:frame draw:style-name="fr1" draw:name="Object5" text:anchor-type="as-char" svg:y="-0.637cm" svg:width="1.356cm" svg:height="1.12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=&gt; (0;2), (0;-2)</text:span></text:p>
      <text:p text:style-name="P11">Парабола делит всю плоскость на вде части — внутреннюю и внешнюю по отношению к параболе. Для точек одной из этих частей выполняется неравенство <draw:frame draw:style-name="fr1" draw:name="Object6" text:anchor-type="as-char" svg:y="-0.437cm" svg:width="1.931cm" svg:height="0.529cm" draw:z-index="5"><draw:object xlink:href="./Object 6" xlink:type="simple" xlink:show="embed" xlink:actuate="onLoad"/><draw:image xlink:href="./ObjectReplacements/Object 6" xlink:type="simple" xlink:show="embed" xlink:actuate="onLoad"/></draw:frame>, а для другой <draw:frame draw:style-name="fr1" draw:name="Object7" text:anchor-type="as-char" svg:y="-0.437cm" svg:width="1.931cm" svg:height="0.529cm" draw:z-index="6"><draw:object xlink:href="./Object 7" xlink:type="simple" xlink:show="embed" xlink:actuate="onLoad"/><draw:image xlink:href="./ObjectReplacements/Object 7" xlink:type="simple" xlink:show="embed" xlink:actuate="onLoad"/></draw:frame>(на самой параболе <draw:frame draw:style-name="fr1" draw:name="Object8" text:anchor-type="as-char" svg:y="-0.437cm" svg:width="1.991cm" svg:height="0.529cm" draw:z-index="7"><draw:object xlink:href="./Object 8" xlink:type="simple" xlink:show="embed" xlink:actuate="onLoad"/><draw:image xlink:href="./ObjectReplacements/Object 8" xlink:type="simple" xlink:show="embed" xlink:actuate="onLoad"/></draw:frame>). Чтобы установить какая из этих двух частей является областью определения данной функции, т. е. удовлетворяет условию <draw:frame draw:style-name="fr1" draw:name="Object9" text:anchor-type="as-char" svg:y="-0.437cm" svg:width="1.931cm" svg:height="0.529cm" draw:z-index="8"><draw:object xlink:href="./Object 9" xlink:type="simple" xlink:show="embed" xlink:actuate="onLoad"/><draw:image xlink:href="./ObjectReplacements/Object 9" xlink:type="simple" xlink:show="embed" xlink:actuate="onLoad"/></draw:frame>, достаточно проверить это условие для какой-нибудь одной точки не лежащей на параболе. Например, начало координат О (0;0) лежит внутри параболы и удовлетворяет нужному условию: 0&lt;4+4<text:span text:style-name="T3">·</text:span>0. Следовательно, рассматриваемая область D состоит из внутренних точек плоскости относительно параболы. Сама парабола в область D не входит.</text:p>
      <text:p text:style-name="P11">Графическое изображение области определения функции.</text:p>
      <text:p text:style-name="P11">@@@@@@@@@@@@@@@</text:p>
      <text:p text:style-name="P11"/>
      <text:p text:style-name="P4">Задание 2.</text:p>
      <text:p text:style-name="P11">Доказать, что функция<draw:frame draw:style-name="fr1" draw:name="Object10" text:anchor-type="as-char" svg:y="-0.437cm" svg:width="3.223cm" svg:height="0.557cm" draw:z-index="9"><draw:object xlink:href="./Object 10" xlink:type="simple" xlink:show="embed" xlink:actuate="onLoad"/><draw:image xlink:href="./ObjectReplacements/Object 10" xlink:type="simple" xlink:show="embed" xlink:actuate="onLoad"/></draw:frame>удовлетворяет условию <draw:frame draw:style-name="fr1" draw:name="Object11" text:anchor-type="as-char" svg:y="-0.619cm" svg:width="2.85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5">Решение.</text:p>
      <text:p text:style-name="P12">Находим частные производные:</text:p>
      <text:p text:style-name="P12"><draw:frame draw:style-name="fr1" draw:name="Object12" text:anchor-type="as-char" svg:y="-0.621cm" svg:width="7.417cm" svg:height="1.0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draw:frame draw:style-name="fr1" draw:name="Object13" text:anchor-type="as-char" svg:y="-0.621cm" svg:width="7.622cm" svg:height="1.0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>Поставляем <draw:frame draw:style-name="fr1" draw:name="Object14" text:anchor-type="as-char" svg:y="-0.619cm" svg:width="0.792cm" svg:height="0.998cm" draw:z-index="13"><draw:object xlink:href="./Object 14" xlink:type="simple" xlink:show="embed" xlink:actuate="onLoad"/><draw:image xlink:href="./ObjectReplacements/Object 14" xlink:type="simple" xlink:show="embed" xlink:actuate="onLoad"/></draw:frame>и<draw:frame draw:style-name="fr1" draw:name="Object15" text:anchor-type="as-char" svg:y="-0.619cm" svg:width="0.826cm" svg:height="0.998cm" draw:z-index="14"><draw:object xlink:href="./Object 15" xlink:type="simple" xlink:show="embed" xlink:actuate="onLoad"/><draw:image xlink:href="./ObjectReplacements/Object 15" xlink:type="simple" xlink:show="embed" xlink:actuate="onLoad"/></draw:frame>в данное уравнение:</text:p>
      <text:p text:style-name="P13"><draw:frame draw:style-name="fr1" draw:name="Object16" text:anchor-type="as-char" svg:y="-0.619cm" svg:width="5.32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1"><draw:frame draw:style-name="fr1" draw:name="Object17" text:anchor-type="as-char" svg:y="-0.681cm" svg:width="3.373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2=2</text:p>
      <text:p text:style-name="P13">Полученное тождество показывает, что функция действительно удовлетворяет данному уравнению.</text:p>
      <text:p text:style-name="P13"/>
      <text:p text:style-name="P6">Задание 3.</text:p>
      <text:p text:style-name="P13">Показать, что выражение <draw:frame draw:style-name="fr1" draw:name="Object18" text:anchor-type="as-char" svg:y="-0.437cm" svg:width="4.847cm" svg:height="0.557cm" draw:z-index="17"><draw:object xlink:href="./Object 18" xlink:type="simple" xlink:show="embed" xlink:actuate="onLoad"/><draw:image xlink:href="./ObjectReplacements/Object 18" xlink:type="simple" xlink:show="embed" xlink:actuate="onLoad"/></draw:frame>(1) есть полный <text:s text:c="4"/>дифференциал некоторой функции z(x,y) и найти эту функцию.</text:p>
      <text:p text:style-name="P13"/>
      <text:p text:style-name="P6">Решение:</text:p>
      <text:p text:style-name="P13">Введем обозначения<draw:frame draw:style-name="fr1" draw:name="Object19" text:anchor-type="as-char" svg:y="-0.437cm" svg:width="2.309cm" svg:height="0.527cm" draw:z-index="18"><draw:object xlink:href="./Object 19" xlink:type="simple" xlink:show="embed" xlink:actuate="onLoad"/><draw:image xlink:href="./ObjectReplacements/Object 19" xlink:type="simple" xlink:show="embed" xlink:actuate="onLoad"/></draw:frame>;<draw:frame draw:style-name="fr1" draw:name="Object20" text:anchor-type="as-char" svg:y="-0.437cm" svg:width="2.24cm" svg:height="0.527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3">Для того, чтобы выражение (1) было полным дифференциалом функции z(x,y) необходимо и достаточно выполнение условия:</text:p>
      <text:p text:style-name="P13"><draw:frame draw:style-name="fr1" draw:name="Object21" text:anchor-type="as-char" svg:y="-0.621cm" svg:width="2.05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<text:soft-page-break/><text:span text:style-name="T5">Найдем </text:span><draw:frame draw:style-name="fr1" draw:name="Object22" text:anchor-type="as-char" svg:y="-0.619cm" svg:width="2.79cm" svg:height="1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23" text:anchor-type="as-char" svg:y="-0.621cm" svg:width="2.723cm" svg:height="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5">Следовательно, выражение (1) есть полный дифференциал. Полный дифференциал выражается формулой: </text:span><text:span text:style-name="T5"><draw:frame draw:style-name="fr1" draw:name="Object24" text:anchor-type="as-char" svg:y="-0.621cm" svg:width="3.404cm" svg:height="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5">,</text:span></text:p>
      <text:p text:style-name="P14"><text:span text:style-name="T5"><text:s/>где </text:span><text:span text:style-name="T5"><draw:frame draw:style-name="fr1" draw:name="Object25" text:anchor-type="as-char" svg:y="-0.619cm" svg:width="2.759cm" svg:height="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draw:frame draw:style-name="fr1" draw:name="Object26" text:anchor-type="as-char" svg:y="-0.621cm" svg:width="2.725cm" svg:height="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5">Интегрируя первое равенство по x, находим искомую функцию</text:p>
      <text:p text:style-name="P15"><text:span text:style-name="T6"><draw:frame draw:style-name="fr1" draw:name="Object27" text:anchor-type="as-char" svg:y="-0.462cm" svg:width="4.459cm" svg:height="0.63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=&gt;</text:span><text:span text:style-name="T6"><draw:frame draw:style-name="fr1" draw:name="Object28" text:anchor-type="as-char" svg:y="-0.437cm" svg:width="3.731cm" svg:height="0.559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Тогда частная производная от z по y:</text:p>
      <text:p text:style-name="P16"><draw:frame draw:style-name="fr1" draw:name="Object29" text:anchor-type="as-char" svg:y="-0.619cm" svg:width="3.785cm" svg:height="0.998cm" draw:z-index="28"><draw:object xlink:href="./Object 29" xlink:type="simple" xlink:show="embed" xlink:actuate="onLoad"/><draw:image xlink:href="./ObjectReplacements/Object 29" xlink:type="simple" xlink:show="embed" xlink:actuate="onLoad"/></draw:frame>Но из условия <draw:frame draw:style-name="fr1" draw:name="Object30" text:anchor-type="as-char" svg:y="-0.619cm" svg:width="2.572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Найдем <draw:frame draw:style-name="fr1" draw:name="Object31" text:anchor-type="as-char" svg:y="-0.386cm" svg:width="1.053cm" svg:height="0.506cm" draw:z-index="30"><draw:object xlink:href="./Object 31" xlink:type="simple" xlink:show="embed" xlink:actuate="onLoad"/><draw:image xlink:href="./ObjectReplacements/Object 31" xlink:type="simple" xlink:show="embed" xlink:actuate="onLoad"/></draw:frame>из уравнения<draw:frame draw:style-name="fr1" draw:name="Object32" text:anchor-type="as-char" svg:y="-0.437cm" svg:width="4.538cm" svg:height="0.55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6"><draw:frame draw:style-name="fr1" draw:name="Object33" text:anchor-type="as-char" svg:y="-0.437cm" svg:width="1.686cm" svg:height="0.557cm" draw:z-index="32"><draw:object xlink:href="./Object 33" xlink:type="simple" xlink:show="embed" xlink:actuate="onLoad"/><draw:image xlink:href="./ObjectReplacements/Object 33" xlink:type="simple" xlink:show="embed" xlink:actuate="onLoad"/></draw:frame>, <text:span text:style-name="T7">следовательно </text:span><text:span text:style-name="T7"><draw:frame draw:style-name="fr1" draw:name="Object34" text:anchor-type="as-char" svg:y="-0.386cm" svg:width="1.852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7">Таким образом:<draw:frame draw:style-name="fr1" draw:name="Object35" text:anchor-type="as-char" svg:y="-0.437cm" svg:width="3.198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Проверка: <draw:frame draw:style-name="fr1" draw:name="Object36" text:anchor-type="as-char" svg:y="-0.437cm" svg:width="8.955cm" svg:height="0.557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/>
      <text:p text:style-name="P7">Задание 4.</text:p>
      <text:p text:style-name="P17">Заменив приращение фукнции дифференциалом, приближенно вычислить<draw:frame draw:style-name="fr1" draw:name="Object37" text:anchor-type="as-char" svg:y="-0.619cm" svg:width="2.974cm" svg:height="0.99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7">Решение.</text:p>
      <text:p text:style-name="P18">Введем в рассмотрение функцию<draw:frame draw:style-name="fr1" draw:name="Object38" text:anchor-type="as-char" svg:y="-0.619cm" svg:width="3.053cm" svg:height="0.99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Значение этой функции в точке M(2;1):</text:p>
      <text:p text:style-name="P18"><draw:frame draw:style-name="fr1" draw:name="Object39" text:anchor-type="as-char" svg:y="-0.619cm" svg:width="4.994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Число <draw:frame draw:style-name="fr1" draw:name="Object40" text:anchor-type="as-char" svg:y="-0.619cm" svg:width="2.84cm" svg:height="0.998cm" draw:z-index="39"><draw:object xlink:href="./Object 40" xlink:type="simple" xlink:show="embed" xlink:actuate="onLoad"/><draw:image xlink:href="./ObjectReplacements/Object 40" xlink:type="simple" xlink:show="embed" xlink:actuate="onLoad"/></draw:frame>есть приращение значения этой фукнции в точке M(2;1), если х получает приращение <text:span text:style-name="T3">∆x=-0,03, y получает приращение ∆y=0,02.</text:span></text:p>
      <text:p text:style-name="P19">Приращенное значение функции в точке равно значению функции в этой точке плюс полное приращение фукнции, т. е. Z(1,97;1,02)=z(2;1)+∆z .</text:p>
      <text:p text:style-name="P20">Полное приращение функции приближенно равно полному дифференциалу этой функции в точке: <text:span text:style-name="T7">∆z </text:span><text:span text:style-name="T3">≈ dz.</text:span></text:p>
      <text:p text:style-name="P20"><text:span text:style-name="T3">Дифференциал фукнции </text:span><text:span text:style-name="T3"><draw:frame draw:style-name="fr1" draw:name="Object41" text:anchor-type="as-char" svg:y="-0.619cm" svg:width="3.694cm" svg:height="0.998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3">.</text:span></text:p>
      <text:p text:style-name="P20">Частные производные данной функции:</text:p>
      <text:p text:style-name="P20"><draw:frame draw:style-name="fr1" draw:name="Object42" text:anchor-type="as-char" svg:y="-0.681cm" svg:width="9.013cm" svg:height="1.647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20"><draw:frame draw:style-name="fr1" draw:name="Object43" text:anchor-type="as-char" svg:y="-0.681cm" svg:width="10.816cm" svg:height="1.647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0">Значение дифференциала в точке M(2;1):</text:p>
      <text:p text:style-name="P20"><draw:frame draw:style-name="fr1" draw:name="Object44" text:anchor-type="as-char" svg:y="-0.619cm" svg:width="11.559cm" svg:height="1.088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text:span text:style-name="T3">Поэтому z(1,97;1,02) </text:span><text:span text:style-name="T4">≈ </text:span><text:span text:style-name="T3">z(2;1)+dz(2;1).</text:span></text:p>
      <text:p text:style-name="P21"><draw:frame draw:style-name="fr1" draw:name="Object45" text:anchor-type="as-char" svg:y="-0.619cm" svg:width="6.126cm" svg:height="0.998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/>
      <text:p text:style-name="P27">Задание 5.</text:p>
      <text:p text:style-name="P21"><text:span text:style-name="T3">Найти частные производные сложной функции</text:span><text:span text:style-name="T3"><draw:frame draw:style-name="fr1" draw:name="Object46" text:anchor-type="as-char" svg:y="-0.437cm" svg:width="1.827cm" svg:height="0.527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3">, где </text:span><text:span text:style-name="T3"><draw:frame draw:style-name="fr1" draw:name="Object47" text:anchor-type="as-char" svg:y="-0.619cm" svg:width="2.512cm" svg:height="0.998cm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1"/>
      <text:p text:style-name="P27">Решение.</text:p>
      <text:p text:style-name="P21">Находим сначала частные производные данных функций.</text:p>
      <text:p text:style-name="P21"><text:span text:style-name="T3"><draw:frame draw:style-name="fr1" draw:name="Object48" text:anchor-type="as-char" svg:y="-0.681cm" svg:width="4.175cm" svg:height="1.058cm" draw:z-index="47"><draw:object xlink:href="./Object 48" xlink:type="simple" xlink:show="embed" xlink:actuate="onLoad"/><draw:image xlink:href="./ObjectReplacements/Object 48" xlink:type="simple" xlink:show="embed" xlink:actuate="onLoad"/></draw:frame></text:span><text:span text:style-name="T3"><draw:frame draw:style-name="fr1" draw:name="Object49" text:anchor-type="as-char" svg:y="-0.619cm" svg:width="3.558cm" svg:height="1.058cm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3"><draw:frame draw:style-name="fr1" draw:name="Object50" text:anchor-type="as-char" svg:y="-0.619cm" svg:width="2.979cm" svg:height="0.998cm" draw:z-index="4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21">Производные сложной фукнции z(u,v) вычисляются по формулам:</text:p>
      <text:p text:style-name="P21"><text:span text:style-name="T3"><draw:frame draw:style-name="fr1" draw:name="Object51" text:anchor-type="as-char" svg:y="-0.619cm" svg:width="4.314cm" svg:height="0.998cm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3"><draw:frame draw:style-name="fr1" draw:name="Object52" text:anchor-type="as-char" svg:y="-0.619cm" svg:width="4.322cm" svg:height="0.998cm" draw:z-index="51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1"><text:soft-page-break/><draw:frame draw:style-name="fr1" draw:name="Object53" text:anchor-type="as-char" svg:y="-0.681cm" svg:width="9.021cm" svg:height="1.118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1"><draw:frame draw:style-name="fr1" draw:name="Object54" text:anchor-type="as-char" svg:y="-0.66cm" svg:width="6.228cm" svg:height="1.097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21"><draw:frame draw:style-name="fr1" draw:name="Object55" text:anchor-type="as-char" svg:y="-0.681cm" svg:width="10.118cm" svg:height="1.118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21"><draw:frame draw:style-name="fr1" draw:name="Object56" text:anchor-type="as-char" svg:y="-0.711cm" svg:width="6.826cm" svg:height="1.148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/>
      <text:p text:style-name="P28">Задание 6.</text:p>
      <text:p text:style-name="P22"><text:span text:style-name="T3">Дана функция</text:span><text:span text:style-name="T3"><draw:frame draw:style-name="fr1" draw:name="Object57" text:anchor-type="as-char" svg:y="-0.619cm" svg:width="2.623cm" svg:height="0.998cm" draw:z-index="56"><draw:object xlink:href="./Object 57" xlink:type="simple" xlink:show="embed" xlink:actuate="onLoad"/><draw:image xlink:href="./ObjectReplacements/Object 57" xlink:type="simple" xlink:show="embed" xlink:actuate="onLoad"/></draw:frame></text:span><text:span text:style-name="T3">Показать, что она удосвлетворяет дифференциальному уравнению</text:span><text:span text:style-name="T3"><draw:frame draw:style-name="fr1" draw:name="Object58" text:anchor-type="as-char" svg:y="-0.681cm" svg:width="3.336cm" svg:height="1.118cm" draw:z-index="57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2"/>
      <text:p text:style-name="P28">Решение.</text:p>
      <text:p text:style-name="P22">Найдем частную функцию первого порядка по x:</text:p>
      <text:p text:style-name="P22"><draw:frame draw:style-name="fr1" draw:name="Object59" text:anchor-type="as-char" svg:y="-0.621cm" svg:width="6.071cm" svg:height="1.531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23">Найдем чаcтные производные второго порядка:</text:p>
      <text:p text:style-name="P23"><draw:frame draw:style-name="fr1" draw:name="Object60" text:anchor-type="as-char" svg:y="-0.681cm" svg:width="6.426cm" svg:height="1.148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23"><draw:frame draw:style-name="fr1" draw:name="Object61" text:anchor-type="as-char" svg:y="-0.681cm" svg:width="6.041cm" svg:height="1.148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23"><text:span text:style-name="T3">Подставим</text:span><text:span text:style-name="T3"><draw:frame draw:style-name="fr1" draw:name="Object62" text:anchor-type="as-char" svg:y="-0.681cm" svg:width="1.379cm" svg:height="1.06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3">и</text:span><text:span text:style-name="T3"><draw:frame draw:style-name="fr1" draw:name="Object63" text:anchor-type="as-char" svg:y="-0.681cm" svg:width="0.921cm" svg:height="1.118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3">в равенство. Получим:</text:span></text:p>
      <text:p text:style-name="P23"><text:span text:style-name="T3"><draw:frame draw:style-name="fr1" draw:name="Object64" text:anchor-type="as-char" svg:y="-0.681cm" svg:width="4.588cm" svg:height="1.152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3"><draw:frame draw:style-name="fr1" draw:name="Object65" text:anchor-type="as-char" svg:y="-0.681cm" svg:width="3.343cm" svg:height="1.148cm" draw:z-index="64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23"><text:span text:style-name="T3"><draw:frame draw:style-name="fr1" draw:name="Object66" text:anchor-type="as-char" svg:y="-0.711cm" svg:width="2.942cm" svg:height="1.178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3"><draw:frame draw:style-name="fr1" draw:name="Object67" text:anchor-type="as-char" svg:y="-0.619cm" svg:width="2.967cm" svg:height="1.058cm" draw:z-index="66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4"/>
      <text:p text:style-name="P30">Задание 7.</text:p>
      <text:p text:style-name="P24"><text:span text:style-name="T3">Исследовать функцию </text:span><text:span text:style-name="T3"><draw:frame draw:style-name="fr1" draw:name="Object68" text:anchor-type="as-char" svg:y="-0.437cm" svg:width="3.997cm" svg:height="0.527cm" draw:z-index="67"><draw:object xlink:href="./Object 68" xlink:type="simple" xlink:show="embed" xlink:actuate="onLoad"/><draw:image xlink:href="./ObjectReplacements/Object 68" xlink:type="simple" xlink:show="embed" xlink:actuate="onLoad"/></draw:frame></text:span><text:span text:style-name="T3">на экстремумы.</text:span></text:p>
      <text:p text:style-name="P24"/>
      <text:p text:style-name="P29">Решение.</text:p>
      <text:p text:style-name="P24">Для нахождения стационарных точек находим частные производные первого порядка:</text:p>
      <text:p text:style-name="P24"><draw:frame draw:style-name="fr1" draw:name="Object69" text:anchor-type="as-char" svg:y="-0.619cm" svg:width="5.604cm" svg:height="0.998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4">Координаты стационарных точек находим из системы уравнений:</text:p>
      <text:p text:style-name="P24"><draw:frame draw:style-name="fr1" draw:name="Object70" text:anchor-type="as-char" svg:y="-1.189cm" svg:width="1.723cm" svg:height="2.226cm" draw:z-index="69"><draw:object xlink:href="./Object 70" xlink:type="simple" xlink:show="embed" xlink:actuate="onLoad"/><draw:image xlink:href="./ObjectReplacements/Object 70" xlink:type="simple" xlink:show="embed" xlink:actuate="onLoad"/></draw:frame><text:span text:style-name="T8">=&gt;</text:span><text:span text:style-name="T8"><draw:frame draw:style-name="fr1" draw:name="Object71" text:anchor-type="as-char" svg:y="-0.601cm" svg:width="2.815cm" svg:height="1.053cm" draw:z-index="70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5">Решение этой системы: <text:s/>x<text:span text:style-name="T9">0</text:span><text:span text:style-name="T11">=4; y</text:span><text:span text:style-name="T9">0</text:span><text:span text:style-name="T11">=-2.</text:span></text:p>
      <text:p text:style-name="P25"><text:span text:style-name="T11">Следовательно, данная функция имеет только одну стационарную точку P</text:span><text:span text:style-name="T9">0</text:span><text:span text:style-name="T11">(4;-2).</text:span></text:p>
      <text:p text:style-name="P33">Находим частные производные второго порядка:</text:p>
      <text:p text:style-name="P33"><draw:frame draw:style-name="fr1" draw:name="Object72" text:anchor-type="as-char" svg:y="-0.681cm" svg:width="6.036cm" svg:height="1.118cm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25"><text:span text:style-name="T11">Вторые производные данной функции постоянны в любой точке, в том числе и в точке P</text:span><text:span text:style-name="T9">0</text:span><text:span text:style-name="T11">, т. е. </text:span></text:p>
      <text:p text:style-name="P33"><draw:frame draw:style-name="fr1" draw:name="Object73" text:anchor-type="as-char" svg:y="-0.743cm" svg:width="9.728cm" svg:height="1.182cm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26"><text:span text:style-name="T11">Для определения характера стационарной точки найдем </text:span><text:span text:style-name="T12">∆:</text:span></text:p>
      <text:p text:style-name="P34"><draw:frame draw:style-name="fr1" draw:name="Object74" text:anchor-type="as-char" svg:y="-0.437cm" svg:width="4.03cm" svg:height="0.527cm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P26"><text:span text:style-name="T11">Поскольку </text:span><text:span text:style-name="T12">∆</text:span><text:span text:style-name="T11">&gt;0; A&lt;0, то точка P</text:span><text:span text:style-name="T9">0</text:span><text:span text:style-name="T11"> есть точка максимума функции.</text:span></text:p>
      <text:p text:style-name="P26"><text:span text:style-name="T11">При этом z</text:span><text:span text:style-name="T9">max</text:span><text:span text:style-name="T11">=z(P</text:span><text:span text:style-name="T9">0</text:span><text:span text:style-name="T11">)=1+6</text:span><text:span text:style-name="T13">·</text:span><text:span text:style-name="T11">4-16-4</text:span><text:span text:style-name="T13">·(-2)-4=13.</text:span></text:p>
      <text:p text:style-name="P35"/>
      <text:p text:style-name="P40">Задание 8.</text:p>
      <text:p text:style-name="P26"><text:span text:style-name="T13">Найти наибольшее и наименьшее значения функци</text:span><text:span text:style-name="T13"><draw:frame draw:style-name="fr1" draw:name="Object75" text:anchor-type="as-char" svg:y="-0.437cm" svg:width="3.194cm" svg:height="0.557cm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13"> в треугольнике, ограниченном пряммыми x=0; y=0; x+y=6.</text:span></text:p>
      <text:p text:style-name="P35"/>
      <text:p text:style-name="P40"><text:soft-page-break/>Решение.</text:p>
      <text:p text:style-name="P35">Изобразим область, ограниченную прямыми x=0; y=0; x+y=6:</text:p>
      <text:p text:style-name="P36">@@@@@@@@@@@@@@@@@@</text:p>
      <text:p text:style-name="P36">Найдем частные производные первого порядка:</text:p>
      <text:p text:style-name="P36"><draw:frame draw:style-name="fr2" draw:name="Object76" text:anchor-type="as-char" svg:y="-0.619cm" svg:width="7.551cm" svg:height="0.998cm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36"><draw:frame draw:style-name="fr2" draw:name="Object77" text:anchor-type="as-char" svg:y="-0.619cm" svg:width="6.662cm" svg:height="0.998cm" draw:z-index="76"><draw:object xlink:href="./Object 77" xlink:type="simple" xlink:show="embed" xlink:actuate="onLoad"/><draw:image xlink:href="./ObjectReplacements/Object 77" xlink:type="simple" xlink:show="embed" xlink:actuate="onLoad"/></draw:frame></text:p>
      <text:p text:style-name="P36">Приравнивая<draw:frame draw:style-name="fr2" draw:name="Object78" text:anchor-type="as-char" svg:y="-0.619cm" svg:width="1.369cm" svg:height="0.998cm" draw:z-index="77"><draw:object xlink:href="./Object 78" xlink:type="simple" xlink:show="embed" xlink:actuate="onLoad"/><draw:image xlink:href="./ObjectReplacements/Object 78" xlink:type="simple" xlink:show="embed" xlink:actuate="onLoad"/></draw:frame>и<draw:frame draw:style-name="fr2" draw:name="Object79" text:anchor-type="as-char" svg:y="-0.619cm" svg:width="1.402cm" svg:height="0.998cm" draw:z-index="78"><draw:object xlink:href="./Object 79" xlink:type="simple" xlink:show="embed" xlink:actuate="onLoad"/><draw:image xlink:href="./ObjectReplacements/Object 79" xlink:type="simple" xlink:show="embed" xlink:actuate="onLoad"/></draw:frame>, <text:s/>найдем стационарные точки:</text:p>
      <text:p text:style-name="P36"><draw:frame draw:style-name="fr2" draw:name="Object80" text:anchor-type="as-char" svg:y="-0.66cm" svg:width="3.851cm" svg:height="1.196cm" draw:z-index="79"><draw:object xlink:href="./Object 80" xlink:type="simple" xlink:show="embed" xlink:actuate="onLoad"/><draw:image xlink:href="./ObjectReplacements/Object 80" xlink:type="simple" xlink:show="embed" xlink:actuate="onLoad"/></draw:frame></text:p>
      <text:p text:style-name="P36">Решением этой системы:<draw:frame draw:style-name="fr2" draw:name="Object81" text:anchor-type="as-char" svg:y="-0.896cm" svg:width="4.225cm" svg:height="1.64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36">Стационарная точка P<text:span text:style-name="T9">0</text:span>(1;0,5) лежит внутри треугольника. Значение функции z в этой точке: z(P<text:span text:style-name="T9">0</text:span>)=1<text:span text:style-name="T16">·</text:span><text:span text:style-name="T14">0,5(2-1-0,5)=0,25.</text:span></text:p>
      <text:p text:style-name="P37">На сторонах треугольника x=0 и y=0 значения функции постоянны z=0.</text:p>
      <text:p text:style-name="P37">Найдем её наибольшее и наименьшее значения на стороне x+y=6. На ней y=6-x; 0 <text:span text:style-name="T3">≤ x ≤ 6.</text:span></text:p>
      <text:p text:style-name="P37"><text:span text:style-name="T3"><draw:frame draw:style-name="fr2" draw:name="Object82" text:anchor-type="as-char" svg:y="-0.437cm" svg:width="8.225cm" svg:height="0.559cm" draw:z-index="81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37"><text:span text:style-name="T3">На концах интервала z(0)=z(6)=0.</text:span></text:p>
      <text:p text:style-name="P37"><text:span text:style-name="T3">Стационарные точки находим из уравнения:</text:span></text:p>
      <text:p text:style-name="P37"><text:span text:style-name="T3"><draw:frame draw:style-name="fr2" draw:name="Object83" text:anchor-type="as-char" svg:y="-0.437cm" svg:width="7.414cm" svg:height="0.559cm" draw:z-index="82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37"><text:span text:style-name="T3">x=4; x=0 — граничная точка.</text:span></text:p>
      <text:p text:style-name="P37"><text:span text:style-name="T3">При x=4; 6=2; <text:s text:c="5"/>z(4;2)=-4·16(6-4)=-128.</text:span></text:p>
      <text:p text:style-name="P37"><text:span text:style-name="T3">Итак, наибольшее и наименьшее значения функции z в данном треугольнике надо искать среди её значений:</text:span></text:p>
      <text:p text:style-name="P37"><text:span text:style-name="T3">z=0,25 — внутри треугольника; в точке (1;0,5).</text:span></text:p>
      <text:p text:style-name="P37"><text:span text:style-name="T3">z=0 — на сторонах x=0 и y=0.</text:span></text:p>
      <text:p text:style-name="P37"><text:span text:style-name="T3">Z=-128 — на стороне x+y=6; в точке (4;2).</text:span></text:p>
      <text:p text:style-name="P37"><text:span text:style-name="T3">Отсюда получаем, что наибольшее значение z=0,25 данная фукнция принимает внутри треугольника в точке (1;0,5), а наименьшее z=-128 — на его границе в точке (4;2).</text:span></text:p>
      <text:p text:style-name="P37"><text:span text:style-name="T3"/></text:p>
      <text:p text:style-name="P42"><text:span text:style-name="T3">Задание 9.</text:span></text:p>
      <text:p text:style-name="P37"><text:span text:style-name="T3">Дана функция </text:span><text:span text:style-name="T3"><draw:frame draw:style-name="fr2" draw:name="Object84" text:anchor-type="as-char" svg:y="-0.437cm" svg:width="3.552cm" svg:height="0.527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3">; точка A(1;2) и вектор </text:span><text:span text:style-name="T3"><draw:frame draw:style-name="fr2" draw:name="Object85" text:anchor-type="as-char" svg:y="-0.377cm" svg:width="1.857cm" svg:height="0.467cm" draw:z-index="84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38"><text:span text:style-name="T3">Найти: </text:span><text:span text:style-name="T17">gradz</text:span><text:span text:style-name="T3">(A), производную в точке A по направлению вектора</text:span><text:span text:style-name="T3"><draw:frame draw:style-name="fr2" draw:name="Object86" text:anchor-type="as-char" svg:y="-0.377cm" svg:width="0.425cm" svg:height="0.467cm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3">.</text:span></text:p>
      <text:p text:style-name="P38"><text:span text:style-name="T3"/></text:p>
      <text:p text:style-name="P41"><text:span text:style-name="T3">Решение.</text:span></text:p>
      <text:p text:style-name="P38"><text:span text:style-name="T3">Найдем частные производные:</text:span></text:p>
      <text:p text:style-name="P38"><text:span text:style-name="T3"><draw:frame draw:style-name="fr2" draw:name="Object87" text:anchor-type="as-char" svg:y="-0.619cm" svg:width="3.027cm" svg:height="0.998cm" draw:z-index="86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38"><text:span text:style-name="T3"><draw:frame draw:style-name="fr2" draw:name="Object88" text:anchor-type="as-char" svg:y="-0.619cm" svg:width="4.059cm" svg:height="0.998cm" draw:z-index="87"><draw:object xlink:href="./Object 88" xlink:type="simple" xlink:show="embed" xlink:actuate="onLoad"/><draw:image xlink:href="./ObjectReplacements/Object 88" xlink:type="simple" xlink:show="embed" xlink:actuate="onLoad"/></draw:frame></text:span></text:p>
      <text:p text:style-name="P38"><text:span text:style-name="T3"><draw:frame draw:style-name="fr2" draw:name="Object89" text:anchor-type="as-char" svg:y="-0.619cm" svg:width="6.087cm" svg:height="0.998cm" draw:z-index="88"><draw:object xlink:href="./Object 89" xlink:type="simple" xlink:show="embed" xlink:actuate="onLoad"/><draw:image xlink:href="./ObjectReplacements/Object 89" xlink:type="simple" xlink:show="embed" xlink:actuate="onLoad"/></draw:frame></text:span></text:p>
      <text:p text:style-name="P38"><text:span text:style-name="T3"><draw:frame draw:style-name="fr2" draw:name="Object90" text:anchor-type="as-char" svg:y="-0.619cm" svg:width="8.287cm" svg:height="0.998cm" draw:z-index="89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38"><text:span text:style-name="T3"><draw:frame draw:style-name="fr2" draw:name="Object91" text:anchor-type="as-char" svg:y="-0.386cm" svg:width="5.433cm" svg:height="0.506cm" draw:z-index="90"><draw:object xlink:href="./Object 91" xlink:type="simple" xlink:show="embed" xlink:actuate="onLoad"/><draw:image xlink:href="./ObjectReplacements/Object 91" xlink:type="simple" xlink:show="embed" xlink:actuate="onLoad"/></draw:frame></text:span></text:p>
      <text:p text:style-name="P38"><text:span text:style-name="T3">Найдем длину вектора:</text:span><text:span text:style-name="T3"><draw:frame draw:style-name="fr2" draw:name="Object92" text:anchor-type="as-char" svg:y="-0.478cm" svg:width="3.228cm" svg:height="0.572cm" draw:z-index="91"><draw:object xlink:href="./Object 92" xlink:type="simple" xlink:show="embed" xlink:actuate="onLoad"/><draw:image xlink:href="./ObjectReplacements/Object 92" xlink:type="simple" xlink:show="embed" xlink:actuate="onLoad"/></draw:frame></text:span></text:p>
      <text:p text:style-name="P38"><text:span text:style-name="T3">Направляющие косинусы вектора </text:span><text:span text:style-name="T18"><draw:frame draw:style-name="fr2" draw:name="Object93" text:anchor-type="as-char" svg:y="-0.377cm" svg:width="0.425cm" svg:height="0.467cm" draw:z-index="92"><draw:object xlink:href="./Object 93" xlink:type="simple" xlink:show="embed" xlink:actuate="onLoad"/><draw:image xlink:href="./ObjectReplacements/Object 93" xlink:type="simple" xlink:show="embed" xlink:actuate="onLoad"/></draw:frame></text:span><text:span text:style-name="T18">: </text:span><text:span text:style-name="T18"><draw:frame draw:style-name="fr2" draw:name="Object94" text:anchor-type="as-char" svg:y="-0.619cm" svg:width="4.187cm" svg:height="1.035cm" draw:z-index="93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38"><text:span text:style-name="T18">Производная z(A) по направлению</text:span><text:span text:style-name="T18"><draw:frame draw:style-name="fr2" draw:name="Object95" text:anchor-type="as-char" svg:y="-0.377cm" svg:width="0.584cm" svg:height="0.467cm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38"><text:span text:style-name="T18"><draw:frame draw:style-name="fr2" draw:name="Object96" text:anchor-type="as-char" svg:y="-0.656cm" svg:width="6.133cm" svg:height="1.072cm" draw:z-index="95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38"><text:span text:style-name="T18"/></text:p>
      <text:p text:style-name="P41"><text:span text:style-name="T18">Задание 10.</text:span></text:p>
      <text:p text:style-name="P38"><text:span text:style-name="T18">Определить условные экстремумы функции z=9-8x-6y при условии, что</text:span><text:span text:style-name="T18"><draw:frame draw:style-name="fr2" draw:name="Object97" text:anchor-type="as-char" svg:y="-0.437cm" svg:width="2.127cm" svg:height="0.527cm" draw:z-index="96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38"><text:span text:style-name="T18"/></text:p>
      <text:p text:style-name="P41"><text:span text:style-name="T18">Решение.</text:span></text:p>
      <text:p text:style-name="P38"><text:span text:style-name="T18">Составим функцию Лагранжа:</text:span></text:p>
      <text:p text:style-name="P38"><text:soft-page-break/><text:span text:style-name="T18"><draw:frame draw:style-name="fr2" draw:name="Object98" text:anchor-type="as-char" svg:y="-0.437cm" svg:width="6.713cm" svg:height="0.557cm" draw:z-index="97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38"><text:span text:style-name="T18">Найдем частные производные первого порядка:</text:span></text:p>
      <text:p text:style-name="P38"><text:span text:style-name="T18"><draw:frame draw:style-name="fr2" draw:name="Object99" text:anchor-type="as-char" svg:y="-0.619cm" svg:width="8.901cm" svg:height="0.998cm" draw:z-index="98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38"><text:span text:style-name="T18">Необходимое условие экстремума фукнции выражается системой уравнений:</text:span></text:p>
      <text:p text:style-name="P38"><text:span text:style-name="T18"><draw:frame draw:style-name="fr2" draw:name="Object100" text:anchor-type="as-char" svg:y="-1.713cm" svg:width="1.614cm" svg:height="3.209cm" draw:z-index="99"><draw:object xlink:href="./Object 100" xlink:type="simple" xlink:show="embed" xlink:actuate="onLoad"/><draw:image xlink:href="./ObjectReplacements/Object 100" xlink:type="simple" xlink:show="embed" xlink:actuate="onLoad"/></draw:frame></text:span><text:span text:style-name="T18">=&gt;</text:span><text:span text:style-name="T18"><draw:frame draw:style-name="fr2" draw:name="Object101" text:anchor-type="as-char" svg:y="-0.905cm" svg:width="2.745cm" svg:height="1.66cm" draw:z-index="100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39"><text:span text:style-name="T18">Решая эту систему, находим:</text:span></text:p>
      <text:p text:style-name="P39"><text:span text:style-name="T18"><draw:frame draw:style-name="fr2" draw:name="Object102" text:anchor-type="as-char" svg:y="-0.377cm" svg:width="3.711cm" svg:height="0.531cm" draw:z-index="101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39"><text:span text:style-name="T18"><draw:frame draw:style-name="fr2" draw:name="Object103" text:anchor-type="as-char" svg:y="-0.377cm" svg:width="4.641cm" svg:height="0.531cm" draw:z-index="102"><draw:object xlink:href="./Object 103" xlink:type="simple" xlink:show="embed" xlink:actuate="onLoad"/><draw:image xlink:href="./ObjectReplacements/Object 103" xlink:type="simple" xlink:show="embed" xlink:actuate="onLoad"/></draw:frame></text:span></text:p>
      <text:p text:style-name="P39"><text:span text:style-name="T18">Найдем частные производные второго порядка:</text:span></text:p>
      <text:p text:style-name="P39"><text:span text:style-name="T18"><draw:frame draw:style-name="fr2" draw:name="Object104" text:anchor-type="as-char" svg:y="-0.681cm" svg:width="5.921cm" svg:height="1.118cm" draw:z-index="103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39"><text:span text:style-name="T18">Вопрос о существовании и характере условного экстремума решается на основании исследования знака второго дифференциала:</text:span></text:p>
      <text:p text:style-name="P39"><text:span text:style-name="T18"><draw:frame draw:style-name="fr2" draw:name="Object105" text:anchor-type="as-char" svg:y="-0.681cm" svg:width="5.694cm" svg:height="1.12cm" draw:z-index="104"><draw:object xlink:href="./Object 105" xlink:type="simple" xlink:show="embed" xlink:actuate="onLoad"/><draw:image xlink:href="./ObjectReplacements/Object 105" xlink:type="simple" xlink:show="embed" xlink:actuate="onLoad"/></draw:frame></text:span></text:p>
      <text:p text:style-name="P39"><text:span text:style-name="T18">При</text:span><text:span text:style-name="T18"><draw:frame draw:style-name="fr2" draw:name="Object106" text:anchor-type="as-char" svg:y="-0.377cm" svg:width="3.524cm" svg:height="0.533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18">, получим</text:span><text:span text:style-name="T18"><draw:frame draw:style-name="fr2" draw:name="Object107" text:anchor-type="as-char" svg:y="-0.681cm" svg:width="3.794cm" svg:height="1.12cm" draw:z-index="106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39"><text:span text:style-name="T18">Следовательно, функция имеет в этой точке условный минимум: z</text:span><text:span text:style-name="T10">min</text:span><text:span text:style-name="T18">(4;3)=9-8</text:span><text:span text:style-name="T19">·</text:span><text:span text:style-name="T18">4-6</text:span><text:span text:style-name="T19">·</text:span><text:span text:style-name="T18">3=-41.</text:span></text:p>
      <text:p text:style-name="P39"><text:span text:style-name="T18">При</text:span><text:span text:style-name="T18"><draw:frame draw:style-name="fr2" draw:name="Object108" text:anchor-type="as-char" svg:y="-0.377cm" svg:width="4.456cm" svg:height="0.531cm" draw:z-index="107"><draw:object xlink:href="./Object 108" xlink:type="simple" xlink:show="embed" xlink:actuate="onLoad"/><draw:image xlink:href="./ObjectReplacements/Object 108" xlink:type="simple" xlink:show="embed" xlink:actuate="onLoad"/></draw:frame></text:span></text:p>
      <text:p text:style-name="P39"><text:span text:style-name="T18"><draw:frame draw:style-name="fr2" draw:name="Object109" text:anchor-type="as-char" svg:y="-0.681cm" svg:width="4.103cm" svg:height="1.12cm" draw:z-index="108"><draw:object xlink:href="./Object 109" xlink:type="simple" xlink:show="embed" xlink:actuate="onLoad"/><draw:image xlink:href="./ObjectReplacements/Object 109" xlink:type="simple" xlink:show="embed" xlink:actuate="onLoad"/></draw:frame></text:span></text:p>
      <text:p text:style-name="P39"><text:span text:style-name="T18">Следовательно, функция в этой точке имеет условный максимум:</text:span></text:p>
      <text:p text:style-name="P39"><text:span text:style-name="T18">z</text:span><text:span text:style-name="T10">max</text:span><text:span text:style-name="T18">(-4;-3)=9-8(-4)-6(-3)=5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1:47.857512445</meta:creation-date>
    <dc:date>2017-07-12T12:07:20.273216267</dc:date>
    <meta:editing-duration>PT1H8M17S</meta:editing-duration>
    <meta:editing-cycles>11</meta:editing-cycles>
    <meta:generator>LibreOffice/5.2.7.2$Linux_X86_64 LibreOffice_project/20m0$Build-2</meta:generator>
    <meta:document-statistic meta:table-count="0" meta:image-count="0" meta:object-count="109" meta:page-count="5" meta:paragraph-count="159" meta:word-count="721" meta:character-count="5403" meta:non-whitespace-character-count="4766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row>
              <mn>4</mn>
              <mo stretchy="false">+</mo>
              <mn>4</mn>
            </mrow>
            <mrow>
              <mi>x</mi>
              <mo stretchy="false">−</mo>
              <msup>
                <mi>y</mi>
                <mn>2</mn>
              </msup>
            </mrow>
          </mrow>
        </mrow>
        <mo fence="true" stretchy="false">)</mo>
      </mrow>
      <mi>.</mi>
    </mrow>
    <annotation encoding="StarMath 5.0">z=ln( 4+4x-y^2 ).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z=ln( x^2+xy+y^2 )</annotation>
  </semantics>
</math>
</file>

<file path=Object 10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row>
                    <mo stretchy="false">∂</mo>
                    <mi>F</mi>
                  </mrow>
                  <mrow>
                    <mo stretchy="false">∂</mo>
                    <mi>x</mi>
                  </mrow>
                </mfrac>
                <mo stretchy="false">=</mo>
                <mn>0</mn>
              </mrow>
            </mtd>
          </mtr>
          <mtr>
            <mtd>
              <mrow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  <mo stretchy="false">=</mo>
                <mn>0</mn>
              </mrow>
            </mtd>
          </mtr>
          <mtr>
            <mtd>
              <mrow>
                <mfrac>
                  <mrow>
                    <mo stretchy="false">∂</mo>
                    <mi>F</mi>
                  </mrow>
                  <mrow>
                    <mo stretchy="false">∂</mo>
                    <mi mathvariant="normal">λ</mi>
                  </mrow>
                </mfrac>
                <mo stretchy="false">=</mo>
                <mn>0</mn>
              </mrow>
            </mtd>
          </mtr>
        </mtable>
      </mrow>
    </mrow>
    <annotation encoding="StarMath 5.0">left lbrace
{
	stack
	{
		{partial F}over{partial x}=0#
		{partial F}over{partial y}=0#
		{partial F}over{partial %lambda}=0  
	}
} right none</annotation>
  </semantics>
</math>
</file>

<file path=Object 10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row>
                    <mrow>
                      <mo stretchy="false">−</mo>
                      <mn>8</mn>
                    </mrow>
                    <mo stretchy="false">+</mo>
                    <mn>2</mn>
                  </mrow>
                  <mi mathvariant="normal">λ</mi>
                  <mrow>
                    <mi>x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row>
                      <mo stretchy="false">−</mo>
                      <mn>6</mn>
                    </mrow>
                    <mo stretchy="false">+</mo>
                    <mn>2</mn>
                  </mrow>
                  <mi mathvariant="normal">λ</mi>
                  <mrow>
                    <mi>y</mi>
                    <mo stretchy="false">=</mo>
                    <mn>0</mn>
                  </mrow>
                </mrow>
              </mtd>
            </mtr>
            <mtr>
              <mtd columnalign="left"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  <mo stretchy="false">=</mo>
                  <mn>25</mn>
                </mrow>
              </mtd>
            </mtr>
          </mtable>
        </mrow>
      </mrow>
      <mi>.</mi>
    </mrow>
    <annotation encoding="StarMath 5.0">left lbrace
{
	stack
	{
		-8+2%lambda x=0#
		-6+2%lambda y=0#
		alignl x^2+y^2=25 
	}
} right none .</annotation>
  </semantics>
</math>
</file>

<file path=Object 102/content.xml><?xml version="1.0" encoding="utf-8"?>
<math xmlns="http://www.w3.org/1998/Math/MathML" display="block">
  <semantics>
    <mrow>
      <mrow>
        <msub>
          <mi mathvariant="normal">λ</mi>
          <mn>1</mn>
        </msub>
        <mo stretchy="false">=</mo>
        <mn>1</mn>
      </mrow>
      <mi>;</mi>
      <mrow>
        <msub>
          <mi>x</mi>
          <mn>1</mn>
        </msub>
        <mo stretchy="false">=</mo>
        <mn>4</mn>
      </mrow>
      <mi>;</mi>
      <mrow>
        <msub>
          <mi>y</mi>
          <mn>1</mn>
        </msub>
        <mo stretchy="false">=</mo>
        <mn>3</mn>
      </mrow>
      <mi>;</mi>
    </mrow>
    <annotation encoding="StarMath 5.0">%lambda_1=1; x_1=4; y_1=3;</annotation>
  </semantics>
</math>
</file>

<file path=Object 103/content.xml><?xml version="1.0" encoding="utf-8"?>
<math xmlns="http://www.w3.org/1998/Math/MathML" display="block">
  <semantics>
    <mrow>
      <mrow>
        <msub>
          <mi mathvariant="normal">λ</mi>
          <mn>2</mn>
        </msub>
        <mo stretchy="false">=</mo>
        <mrow>
          <mo stretchy="false">−</mo>
          <mn>1</mn>
        </mrow>
      </mrow>
      <mi>;</mi>
      <mrow>
        <msub>
          <mi>x</mi>
          <mn>2</mn>
        </msub>
        <mo stretchy="false">=</mo>
        <mrow>
          <mo stretchy="false">−</mo>
          <mn>4</mn>
        </mrow>
      </mrow>
      <mi>;</mi>
      <mrow>
        <msub>
          <mi>y</mi>
          <mn>2</mn>
        </msub>
        <mo stretchy="false">=</mo>
        <mrow>
          <mo stretchy="false">−</mo>
          <mn>3</mn>
        </mrow>
      </mrow>
      <mi>;</mi>
    </mrow>
    <annotation encoding="StarMath 5.0">%lambda_2=-1; x_2=-4; y_2=-3;</annotation>
  </semantics>
</math>
</file>

<file path=Object 10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x</mi>
              <mn>2</mn>
            </msup>
          </mrow>
        </mfrac>
        <mo stretchy="false">=</mo>
        <mn>2</mn>
      </mrow>
      <mi mathvariant="normal">λ</mi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i>x</mi>
            <mo stretchy="false">∂</mo>
            <mi>y</mi>
          </mrow>
        </mfrac>
        <mo stretchy="false">=</mo>
        <mn>0</mn>
      </mrow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y</mi>
              <mn>2</mn>
            </msup>
          </mrow>
        </mfrac>
        <mo stretchy="false">=</mo>
        <mn>2</mn>
      </mrow>
      <mi mathvariant="normal">λ</mi>
      <mi>;</mi>
    </mrow>
    <annotation encoding="StarMath 5.0">{ partial^2 F }over{ partial x^2 }=2 %lambda;
{ partial^2 F }over{ partial x partial y }=0;
{ partial^2 F }over{ partial y^2 }=2 %lambda;</annotation>
  </semantics>
</math>
</file>

<file path=Object 105/content.xml><?xml version="1.0" encoding="utf-8"?>
<math xmlns="http://www.w3.org/1998/Math/MathML" display="block">
  <semantics>
    <mrow>
      <mrow>
        <mi>∆</mi>
        <mo stretchy="false">=</mo>
        <mrow>
          <mrow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x</mi>
                  <mn>2</mn>
                </msup>
              </mrow>
            </mfrac>
            <mo stretchy="false">⋅</mo>
            <mfrac>
              <mrow>
                <msup>
                  <mo stretchy="false">∂</mo>
                  <mn>2</mn>
                </msup>
                <mi>F</mi>
              </mrow>
              <mrow>
                <mo stretchy="false">∂</mo>
                <msup>
                  <mi>y</mi>
                  <mn>2</mn>
                </msup>
              </mrow>
            </mfrac>
          </mrow>
          <mo stretchy="false">−</mo>
          <msup>
            <mrow>
              <mo fence="true" stretchy="false">(</mo>
              <mrow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row>
              <mo fence="true" stretchy="false">)</mo>
            </mrow>
            <mn>2</mn>
          </msup>
        </mrow>
        <mo stretchy="false">=</mo>
        <mn>4</mn>
      </mrow>
      <msup>
        <mi mathvariant="normal">λ</mi>
        <mn>2</mn>
      </msup>
      <mi>.</mi>
    </mrow>
    <annotation encoding="StarMath 5.0">∆={ partial^2 F }over{ partial x^2 }cdot{{ partial^2 F }over{ partial y^2 }}-( { partial^2 F }over{ partial x partial y } )^2=4 %lambda^2 .</annotation>
  </semantics>
</math>
</file>

<file path=Object 106/content.xml><?xml version="1.0" encoding="utf-8"?>
<math xmlns="http://www.w3.org/1998/Math/MathML" display="block">
  <semantics>
    <mrow>
      <mrow>
        <msub>
          <mi mathvariant="normal">λ</mi>
          <mn>1</mn>
        </msub>
        <mo stretchy="false">=</mo>
        <mn>1</mn>
      </mrow>
      <mi>;</mi>
      <mrow>
        <msub>
          <mi>x</mi>
          <mn>1</mn>
        </msub>
        <mo stretchy="false">=</mo>
        <mn>4</mn>
      </mrow>
      <mi>;</mi>
      <mrow>
        <msub>
          <mi>y</mi>
          <mn>1</mn>
        </msub>
        <mo stretchy="false">=</mo>
        <mn>3</mn>
      </mrow>
    </mrow>
    <annotation encoding="StarMath 5.0">%lambda_1=1; x_1=4; y_1=3</annotation>
  </semantics>
</math>
</file>

<file path=Object 107/content.xml><?xml version="1.0" encoding="utf-8"?>
<math xmlns="http://www.w3.org/1998/Math/MathML" display="block">
  <semantics>
    <mrow>
      <mrow>
        <mi>∆</mi>
        <mo stretchy="false">=</mo>
        <mn>4</mn>
        <mo stretchy="false">&gt;</mo>
        <mn>0</mn>
      </mrow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x</mi>
              <mn>2</mn>
            </msup>
          </mrow>
        </mfrac>
        <mo stretchy="false">=</mo>
        <mn>2</mn>
        <mo stretchy="false">&gt;</mo>
        <mn>0.</mn>
      </mrow>
    </mrow>
    <annotation encoding="StarMath 5.0">∆=4&gt;0; { partial^2 F }over{ partial x^2 }=2&gt;0.</annotation>
  </semantics>
</math>
</file>

<file path=Object 108/content.xml><?xml version="1.0" encoding="utf-8"?>
<math xmlns="http://www.w3.org/1998/Math/MathML" display="block">
  <semantics>
    <mrow>
      <mrow>
        <msub>
          <mi mathvariant="normal">λ</mi>
          <mn>2</mn>
        </msub>
        <mo stretchy="false">=</mo>
        <mrow>
          <mo stretchy="false">−</mo>
          <mn>1</mn>
        </mrow>
      </mrow>
      <mi>;</mi>
      <mrow>
        <msub>
          <mi>x</mi>
          <mn>2</mn>
        </msub>
        <mo stretchy="false">=</mo>
        <mrow>
          <mo stretchy="false">−</mo>
          <mn>4</mn>
        </mrow>
      </mrow>
      <mi>;</mi>
      <mrow>
        <msub>
          <mi>y</mi>
          <mn>2</mn>
        </msub>
        <mo stretchy="false">=</mo>
        <mrow>
          <mo stretchy="false">−</mo>
          <mn>3</mn>
        </mrow>
      </mrow>
    </mrow>
    <annotation encoding="StarMath 5.0">%lambda_2=-1; x_2=-4; y_2=-3</annotation>
  </semantics>
</math>
</file>

<file path=Object 109/content.xml><?xml version="1.0" encoding="utf-8"?>
<math xmlns="http://www.w3.org/1998/Math/MathML" display="block">
  <semantics>
    <mrow>
      <mrow>
        <mi>∆</mi>
        <mo stretchy="false">=</mo>
        <mn>4</mn>
        <mo stretchy="false">&gt;</mo>
        <mn>0</mn>
      </mrow>
      <mi>;</mi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  <mo stretchy="false">&lt;</mo>
        <mn>0.</mn>
      </mrow>
    </mrow>
    <annotation encoding="StarMath 5.0">∆=4&gt;0; { partial^2 F }over{ partial x^2 }=-2&lt;0.</annotation>
  </semantics>
</math>
</file>

<file path=Object 11/content.xml><?xml version="1.0" encoding="utf-8"?>
<math xmlns="http://www.w3.org/1998/Math/MathML" display="block">
  <semantics>
    <mrow>
      <mi>x</mi>
      <mrow>
        <mfrac>
          <mrow>
            <mo stretchy="false">∂</mo>
            <mi>z</mi>
          </mrow>
          <mrow>
            <mo stretchy="false">∂</mo>
            <mi>x</mi>
          </mrow>
        </mfrac>
        <mo stretchy="false">+</mo>
        <mi>y</mi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</mrow>
    <annotation encoding="StarMath 5.0">x { partial z} over {partial x}+y{ partial z } over { partial y }=2 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x</mi>
          <mi>'</mi>
        </msubsup>
        <mo stretchy="false">=</mo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</mrow>
    <annotation encoding="StarMath 5.0">{ partial z } over { partial x }=1 over { x^2+xy+y^2 }( x^2+xy+y^2 )^'_x={ 2x+y }over{ x^2+xy+y^2 }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y</mi>
          <mi>'</mi>
        </msubsup>
        <mo stretchy="false">=</mo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i>.</mi>
    </mrow>
    <annotation encoding="StarMath 5.0">{ partial z } over { partial y }=1 over { x^2+xy+y^2 }( x^2+xy+y^2 )^'_y={ x+2y } over {x^2+xy+y^2}.</annotation>
  </semantics>
</math>
</file>

<file path=Object 14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x</mi>
      </mrow>
    </mfrac>
    <annotation encoding="StarMath 5.0">{partial z}over{partial x}</annotation>
  </semantics>
</math>
</file>

<file path=Object 15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y</mi>
      </mrow>
    </mfrac>
    <annotation encoding="StarMath 5.0">{ partial z } over { partial y } 
</annotation>
  </semantics>
</math>
</file>

<file path=Object 16/content.xml><?xml version="1.0" encoding="utf-8"?>
<math xmlns="http://www.w3.org/1998/Math/MathML" display="block">
  <semantics>
    <mrow>
      <mi>x</mi>
      <mrow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+</mo>
        <mi>y</mi>
      </mrow>
      <mrow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=</mo>
        <mn>2</mn>
      </mrow>
    </mrow>
    <annotation encoding="StarMath 5.0">x{ 2x+y }over{ x^2+xy+y^2 }+y{ x+2y }over{ x^2+xy+y^2}=2</annotation>
  </semantics>
</math>
</file>

<file path=Object 17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+</mo>
            <mn>2</mn>
          </mrow>
          <mrow>
            <mi mathvariant="italic">xy</mi>
            <mo stretchy="false">+</mo>
            <mn>2</mn>
          </mrow>
          <msup>
            <mi>y</mi>
            <mn>2</mn>
          </msup>
        </mrow>
        <mrow>
          <msup>
            <mi>x</mi>
            <mn>2</mn>
          </msup>
          <mo stretchy="false">+</mo>
          <mi mathvariant="italic">xy</mi>
          <mo stretchy="false">+</mo>
          <msup>
            <mi>y</mi>
            <mn>2</mn>
          </msup>
        </mrow>
      </mfrac>
      <mo stretchy="false">=</mo>
      <mn>2</mn>
    </mrow>
    <annotation encoding="StarMath 5.0">{2x^2+2xy+2y^2}over{ x^2+xy+y^2 }=2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 mathvariant="italic">xy</mi>
              <mo stretchy="false">−</mo>
              <msup>
                <mi>y</mi>
                <mn>2</mn>
              </msup>
            </mrow>
          </mrow>
        </mrow>
        <mo fence="true" stretchy="false">)</mo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</mrow>
    <annotation encoding="StarMath 5.0">( 2xy-y^2 )dx+( x^2-2xy )dy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n>2</mn>
      </mrow>
      <mrow>
        <mi mathvariant="italic">xy</mi>
        <mo stretchy="false">−</mo>
        <msup>
          <mi>y</mi>
          <mn>2</mn>
        </msup>
      </mrow>
    </mrow>
    <annotation encoding="StarMath 5.0">X=2xy-y^2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row>
        <mrow>
          <mi>x</mi>
          <mo stretchy="false">−</mo>
          <msup>
            <mi>y</mi>
            <mn>2</mn>
          </msup>
        </mrow>
        <mo stretchy="false">&gt;</mo>
        <mn>0</mn>
      </mrow>
      <mi>;</mi>
    </mrow>
    <annotation encoding="StarMath 5.0">4+4x-y^2&gt;0;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Y=x^2-2xy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frac>
          <mrow>
            <mo stretchy="false">∂</mo>
            <mi>Y</mi>
          </mrow>
          <mrow>
            <mo stretchy="false">∂</mo>
            <mi>x</mi>
          </mrow>
        </mfrac>
      </mrow>
      <mi>.</mi>
    </mrow>
    <annotation encoding="StarMath 5.0">{ partial X }over{ partial y }={ partial Y }over{ partial x }.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n>2</mn>
      </mrow>
      <mrow>
        <mi>x</mi>
        <mo stretchy="false">−</mo>
        <mn>2</mn>
      </mrow>
      <mi>y</mi>
      <mi>;</mi>
    </mrow>
    <annotation encoding="StarMath 5.0">{ partial X }over{ partial y }=2x-2y;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2</mn>
      </mrow>
      <mrow>
        <mi>x</mi>
        <mo stretchy="false">−</mo>
        <mn>2</mn>
      </mrow>
      <mi>y</mi>
      <mi>.</mi>
    </mrow>
    <annotation encoding="StarMath 5.0">{ partial Y }over{ partial x }=2x-2y.</annotation>
  </semantics>
</math>
</file>

<file path=Object 24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 mathvariant="italic">dy</mi>
    </mrow>
    <annotation encoding="StarMath 5.0">dz={partial z} over {partial x} dx + {partial z} over {partial y} dy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row>
        <mi mathvariant="italic">xy</mi>
        <mo stretchy="false">−</mo>
        <msup>
          <mi>y</mi>
          <mn>2</mn>
        </msup>
      </mrow>
      <mi>;</mi>
    </mrow>
    <annotation encoding="StarMath 5.0">{ partial z }over{ partial x }=2xy-y^2;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  <mi>.</mi>
    </mrow>
    <annotation encoding="StarMath 5.0">{partial z }over{partial y }=x^2-2xy.</annotation>
  </semantics>
</math>
</file>

<file path=Object 27/content.xml><?xml version="1.0" encoding="utf-8"?>
<math xmlns="http://www.w3.org/1998/Math/MathML" display="block">
  <semantics>
    <mrow>
      <mrow>
        <mi>z</mi>
        <mo stretchy="false">=</mo>
        <mrow>
          <mo stretchy="false">∫</mo>
          <mrow>
            <mo fence="true" stretchy="false">(</mo>
            <mrow>
              <mrow>
                <mn>2</mn>
                <mrow>
                  <mi mathvariant="italic">xy</mi>
                  <mo stretchy="false">−</mo>
                  <msup>
                    <mi>y</mi>
                    <mn>2</mn>
                  </msup>
                </mrow>
              </mrow>
            </mrow>
            <mo fence="true" stretchy="false">)</mo>
          </mrow>
        </mrow>
      </mrow>
      <mrow>
        <mi mathvariant="italic">dx</mi>
        <mo stretchy="false">+</mo>
        <mi mathvariant="normal">ϕ</mi>
      </mrow>
      <mrow>
        <mo fence="true" stretchy="false">(</mo>
        <mrow>
          <mi>y</mi>
        </mrow>
        <mo fence="true" stretchy="false">)</mo>
      </mrow>
    </mrow>
    <annotation encoding="StarMath 5.0">z=int( 2xy-y^2 )dx + %phi( y )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 mathvariant="normal">ϕ</mi>
      </mrow>
      <mrow>
        <mo fence="true" stretchy="false">(</mo>
        <mrow>
          <mi>y</mi>
        </mrow>
        <mo fence="true" stretchy="false">)</mo>
      </mrow>
      <mi>.</mi>
    </mrow>
    <annotation encoding="StarMath 5.0">z=x^2 y-y^2 x+%phi( y ).</annotation>
  </semantics>
</math>
</file>

<file path=Object 2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row>
        <mi mathvariant="italic">xy</mi>
        <mo stretchy="false">+</mo>
        <msup>
          <mi mathvariant="normal">ϕ</mi>
          <mi>'</mi>
        </msup>
      </mrow>
      <mrow>
        <mo fence="true" stretchy="false">(</mo>
        <mrow>
          <mi>y</mi>
        </mrow>
        <mo fence="true" stretchy="false">)</mo>
      </mrow>
    </mrow>
    <annotation encoding="StarMath 5.0">{ partial z }over{ partial y }=x^2-2xy+%phi^'( y )</annotation>
  </semantics>
</math>
</file>

<file path=Object 3/content.xml><?xml version="1.0" encoding="utf-8"?>
<math xmlns="http://www.w3.org/1998/Math/MathML" display="block">
  <semantics>
    <mrow>
      <mrow>
        <mn>4</mn>
        <mo stretchy="false">+</mo>
        <mn>4</mn>
      </mrow>
      <mrow>
        <mi>x</mi>
        <mo stretchy="false">&gt;</mo>
        <msup>
          <mi>y</mi>
          <mn>2</mn>
        </msup>
      </mrow>
    </mrow>
    <annotation encoding="StarMath 5.0">4+4x&gt;y^2</annotation>
  </semantics>
</math>
</file>

<file path=Object 30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{ partial z }over{ partial y }=x^2-2xy</annotation>
  </semantics>
</math>
</file>

<file path=Object 31/content.xml><?xml version="1.0" encoding="utf-8"?>
<math xmlns="http://www.w3.org/1998/Math/MathML" display="block">
  <semantics>
    <mrow>
      <mi mathvariant="normal">ϕ</mi>
      <mrow>
        <mo fence="true" stretchy="false">(</mo>
        <mrow>
          <mi>y</mi>
        </mrow>
        <mo fence="true" stretchy="false">)</mo>
      </mrow>
    </mrow>
    <annotation encoding="StarMath 5.0">%phi( y )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xy</mi>
        <mo stretchy="false">+</mo>
        <msup>
          <mi mathvariant="normal">ϕ</mi>
          <mi>'</mi>
        </msup>
      </mrow>
      <mrow>
        <mrow>
          <mo fence="true" stretchy="false">(</mo>
          <mrow>
            <mi>y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x^2-2xy+%phi^'( y )=x^2-2xy</annotation>
  </semantics>
</math>
</file>

<file path=Object 33/content.xml><?xml version="1.0" encoding="utf-8"?>
<math xmlns="http://www.w3.org/1998/Math/MathML" display="block">
  <semantics>
    <mrow>
      <msup>
        <mi mathvariant="normal">ϕ</mi>
        <mi>'</mi>
      </msup>
      <mrow>
        <mrow>
          <mo fence="true" stretchy="false">(</mo>
          <mrow>
            <mi>y</mi>
          </mrow>
          <mo fence="true" stretchy="false">)</mo>
        </mrow>
        <mo stretchy="false">=</mo>
        <mn>0</mn>
      </mrow>
    </mrow>
    <annotation encoding="StarMath 5.0">%phi^'( y )=0</annotation>
  </semantics>
</math>
</file>

<file path=Object 3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y</mi>
          </mrow>
          <mo fence="true" stretchy="false">)</mo>
        </mrow>
        <mo stretchy="false">=</mo>
        <mi>C</mi>
      </mrow>
      <mi>.</mi>
    </mrow>
    <annotation encoding="StarMath 5.0">%phi( y )=C.</annotation>
  </semantics>
</math>
</file>

<file path=Object 3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>C</mi>
      </mrow>
      <mi>.</mi>
    </mrow>
    <annotation encoding="StarMath 5.0">z=x^2 y-y^2 x+C.</annotation>
  </semantics>
</math>
</file>

<file path=Object 36/content.xml><?xml version="1.0" encoding="utf-8"?>
<math xmlns="http://www.w3.org/1998/Math/MathML" display="block">
  <semantics>
    <mrow>
      <mrow>
        <mi mathvariant="italic">dz</mi>
        <mo stretchy="false">=</mo>
        <mi>d</mi>
      </mrow>
      <mrow>
        <mrow>
          <mo fence="true" stretchy="false">(</mo>
          <mrow>
            <mrow>
              <msup>
                <mi>x</mi>
                <mn>2</mn>
              </msup>
              <mrow>
                <mi>y</mi>
                <mo stretchy="false">−</mo>
                <msup>
                  <mi>y</mi>
                  <mn>2</mn>
                </msup>
              </mrow>
              <mrow>
                <mi>x</mi>
                <mo stretchy="false">+</mo>
                <mi>C</mi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 mathvariant="italic">xy</mi>
                <mo stretchy="false">−</mo>
                <msup>
                  <mi>y</mi>
                  <mn>2</mn>
                </msup>
              </mrow>
            </mrow>
          </mrow>
          <mo fence="true" stretchy="false">)</mo>
        </mrow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  <mi>.</mi>
    </mrow>
    <annotation encoding="StarMath 5.0">dz=d( x^2 y - y^2 x + C )=( 2xy-y^2 )dx+( x^2-2xy )dy.</annotation>
  </semantics>
</math>
</file>

<file path=Object 37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n>.</mn>
    </mrow>
    <annotation encoding="StarMath 5.0">arctg(1,97 over 1,02 -1). 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i mathvariant="italic">arctg</mi>
      </mrow>
      <mrow>
        <mo fence="true" stretchy="false">(</mo>
        <mrow>
          <mrow>
            <mfrac>
              <mi>x</mi>
              <mi>y</mi>
            </mfrac>
            <mo stretchy="false">−</mo>
            <mn>1</mn>
          </mrow>
        </mrow>
        <mo fence="true" stretchy="false">)</mo>
      </mrow>
      <mi>.</mi>
    </mrow>
    <annotation encoding="StarMath 5.0">z=arctg(x over y -1) .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n>2</mn>
              <mi>;</mi>
              <mn>1</mn>
            </mrow>
          </mrow>
          <mo fence="true" stretchy="false">)</mo>
        </mrow>
        <mo stretchy="false">=</mo>
        <mi mathvariant="italic">arctg</mi>
      </mrow>
      <mrow>
        <mrow>
          <mo fence="true" stretchy="false">(</mo>
          <mrow>
            <mrow>
              <mfrac>
                <mn>2</mn>
                <mn>1</mn>
              </mfrac>
              <mo stretchy="false">−</mo>
              <mn>1</mn>
            </mrow>
          </mrow>
          <mo fence="true" stretchy="false">)</mo>
        </mrow>
        <mo stretchy="false">=</mo>
        <mfrac>
          <mi mathvariant="normal">π</mi>
          <mn>4</mn>
        </mfrac>
      </mrow>
      <mi>.</mi>
    </mrow>
    <annotation encoding="StarMath 5.0">z=( 2;1 )=arctg( 2 over 1 -1 )=%pi over 4 .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.</mi>
    </mrow>
    <annotation encoding="StarMath 5.0">y^2=4( x+1 ).</annotation>
  </semantics>
</math>
</file>

<file path=Object 40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.02</mn>
            </mfrac>
            <mo stretchy="false">−</mo>
            <mn>1</mn>
          </mrow>
        </mrow>
        <mo fence="true" stretchy="false">)</mo>
      </mrow>
    </mrow>
    <annotation encoding="StarMath 5.0">arctg( 1,97 over 1.02 -1 )</annotation>
  </semantics>
</math>
</file>

<file path=Object 41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i>∆</mi>
      <mrow>
        <mi>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>∆</mi>
      <mi>y</mi>
    </mrow>
    <annotation encoding="StarMath 5.0">dz={ partial z }over{ partial x }∆x+{ partial z }over{ partial y }∆y</annotation>
  </semantics>
</math>
</file>

<file path=Object 4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frac>
            <mn>1</mn>
            <mi>y</mi>
          </mfrac>
        </mrow>
        <mo stretchy="false">=</mo>
        <mfrac>
          <mi>y</mi>
          <mrow>
            <msup>
              <mi>y</mi>
              <mn>2</mn>
            </msup>
            <mo stretchy="false">+</mo>
            <msup>
              <mrow>
                <mo fence="true" stretchy="false">(</mo>
                <mrow>
                  <mrow>
                    <mi>x</mi>
                    <mo stretchy="false">−</mo>
                    <mi>y</mi>
                  </mrow>
                </mrow>
                <mo fence="true" stretchy="false">)</mo>
              </mrow>
              <mn>2</mn>
            </msup>
          </mrow>
        </mfrac>
      </mrow>
      <mi>;</mi>
    </mrow>
    <annotation encoding="StarMath 5.0">{ partial z }over{ partial x }=1 over { 1+(x over y-1)^2 }cdot {1 over y}={ y^2 }over{ y^2 + (x-y)^2 }cdot{ 1 over y }=y over { y^2 + (x-y)^2 };</annotation>
  </semantics>
</math>
</file>

<file path=Object 4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frac>
                        <mi>x</mi>
                        <mi>y</mi>
                      </mfrac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frac>
            <msup>
              <mi>y</mi>
              <mn>2</mn>
            </msup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i>x</mi>
                  <msup>
                    <mi>y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x</mi>
            <mrow>
              <msup>
                <mi>y</mi>
                <mn>2</mn>
              </msup>
              <mo stretchy="false">+</mo>
              <msup>
                <mrow>
                  <mo fence="true" stretchy="false">(</mo>
                  <mrow>
                    <mrow>
                      <mi>x</mi>
                      <mo stretchy="false">−</mo>
                      <mi>y</mi>
                    </mrow>
                  </mrow>
                  <mo fence="true" stretchy="false">)</mo>
                </mrow>
                <mn>2</mn>
              </msup>
            </mrow>
          </mfrac>
        </mrow>
      </mrow>
      <mi>;</mi>
    </mrow>
    <annotation encoding="StarMath 5.0">{ partial z }over{ partial y }=1 over { 1+(x over y-1)^2 }cdot (-{x over y^2})={ y^2 }over{ y^2 + (x-y)^2 }cdot (-{x over y^2})=-{x over { y^2 + (x-y)^2 }};</annotation>
  </semantics>
</math>
</file>

<file path=Object 44/content.xml><?xml version="1.0" encoding="utf-8"?>
<math xmlns="http://www.w3.org/1998/Math/MathML" display="block">
  <semantics>
    <mrow>
      <mi mathvariant="italic">dz</mi>
      <mo stretchy="false">=</mo>
      <mrow>
        <mrow>
          <mfrac>
            <mn>1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row>
            <mo fence="true" stretchy="false">(</mo>
            <mrow>
              <mrow>
                <mo stretchy="false">−</mo>
                <mn>0,03</mn>
              </mrow>
            </mrow>
            <mo fence="true" stretchy="false">)</mo>
          </mrow>
        </mrow>
        <mo stretchy="false">−</mo>
        <mrow>
          <mfrac>
            <mn>2</mn>
            <mrow>
              <mn>1</mn>
              <mo stretchy="false">+</mo>
              <msup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</mfrac>
          <mo stretchy="false">⋅</mo>
          <mn>0,02</mn>
        </mrow>
      </mrow>
      <mo stretchy="false">=</mo>
      <mrow>
        <mrow>
          <mo stretchy="false">−</mo>
          <mfrac>
            <mn>0,03</mn>
            <mn>2</mn>
          </mfrac>
        </mrow>
        <mo stretchy="false">−</mo>
        <mfrac>
          <mn>0,04</mn>
          <mn>2</mn>
        </mfrac>
      </mrow>
      <mo stretchy="false">=</mo>
      <mrow>
        <mo stretchy="false">−</mo>
        <mn>0,035</mn>
      </mrow>
    </mrow>
    <annotation encoding="StarMath 5.0">dz=1 over { 1+(2-1)^2 }cdot ( -0,03 )-2 over { 1+(2-1)^2 } cdot 0,02=-{ 0,03 over 2 }-0,04 over 2 = -0,035</annotation>
  </semantics>
</math>
</file>

<file path=Object 45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i>≈</mi>
      <mrow>
        <mrow>
          <mfrac>
            <mi mathvariant="normal">π</mi>
            <mn>4</mn>
          </mfrac>
          <mo stretchy="false">−</mo>
          <mn>0,035</mn>
        </mrow>
        <mo stretchy="false">=</mo>
        <mn>0,075</mn>
      </mrow>
    </mrow>
    <annotation encoding="StarMath 5.0">arctg( 1,97over 1,02 -1 )≈%pi over 4 - 0,035=0,075</annotation>
  </semantics>
</math>
</file>

<file path=Object 46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ln</mi>
      <mi>y</mi>
    </mrow>
    <annotation encoding="StarMath 5.0">z=x^2 ln y</annotation>
  </semantics>
</math>
</file>

<file path=Object 47/content.xml><?xml version="1.0" encoding="utf-8"?>
<math xmlns="http://www.w3.org/1998/Math/MathML" display="block">
  <semantics>
    <mrow>
      <mrow>
        <mi>x</mi>
        <mo stretchy="false">=</mo>
        <mfrac>
          <mi>u</mi>
          <mi>v</mi>
        </mfrac>
      </mrow>
      <mi>;</mi>
      <mrow>
        <mi>y</mi>
        <mo stretchy="false">=</mo>
        <mi mathvariant="italic">uv</mi>
      </mrow>
      <mi>.</mi>
    </mrow>
    <annotation encoding="StarMath 5.0">x=u over v; y=uv.</annotation>
  </semantics>
</math>
</file>

<file path=Object 48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i>x</mi>
      <mi>ln</mi>
      <mi>y</mi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sup>
            <mi>x</mi>
            <mn>2</mn>
          </msup>
          <mi>y</mi>
        </mfrac>
      </mrow>
      <mi>;</mi>
    </mrow>
    <annotation encoding="StarMath 5.0">{ partial z } over { partial x }=2x ln y; { partial z } over { partial y }=x^2 over y;</annotation>
  </semantics>
</math>
</file>

<file path=Object 49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u</mi>
          </mrow>
        </mfrac>
        <mo stretchy="false">=</mo>
        <mfrac>
          <mn>1</mn>
          <mi>v</mi>
        </mfrac>
      </mrow>
      <mi>;</mi>
      <mrow>
        <mfrac>
          <mrow>
            <mo stretchy="false">∂</mo>
            <mi>x</mi>
          </mrow>
          <mrow>
            <mo stretchy="false">∂</mo>
            <mi>v</mi>
          </mrow>
        </mfrac>
        <mo stretchy="false">=</mo>
        <mrow>
          <mo stretchy="false">−</mo>
          <mfrac>
            <mi>u</mi>
            <msup>
              <mi>v</mi>
              <mn>2</mn>
            </msup>
          </mfrac>
        </mrow>
      </mrow>
      <mi>;</mi>
    </mrow>
    <annotation encoding="StarMath 5.0">{ partial x } over { partial u }=1 over v; { partial x } over { partial v }=-{u over v^2};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n>0</mn>
              </mrow>
            </mtd>
          </mtr>
          <mtr>
            <mtd>
              <mrow>
                <msup>
                  <mi>y</mi>
                  <mn>2</mn>
                </msup>
                <mo stretchy="false">=</mo>
                <mn>4</mn>
              </mrow>
            </mtd>
          </mtr>
        </mtable>
      </mrow>
    </mrow>
    <annotation encoding="StarMath 5.0">left lbrace
{
	stack
	{
		x=0#
		y^2=4  
	}
} right none</annotation>
  </semantics>
</math>
</file>

<file path=Object 50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u</mi>
          </mrow>
        </mfrac>
        <mo stretchy="false">=</mo>
        <mi>v</mi>
      </mrow>
      <mi>;</mi>
      <mrow>
        <mfrac>
          <mrow>
            <mo stretchy="false">∂</mo>
            <mi>y</mi>
          </mrow>
          <mrow>
            <mo stretchy="false">∂</mo>
            <mi>v</mi>
          </mrow>
        </mfrac>
        <mo stretchy="false">=</mo>
        <mi>u</mi>
      </mrow>
      <mi>.</mi>
    </mrow>
    <annotation encoding="StarMath 5.0">{ partial y } over { partial u }=v; { partial y } over { partial v }=u.</annotation>
  </semantics>
</math>
</file>

<file path=Object 51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u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u</mi>
              </mrow>
            </mfrac>
          </mrow>
        </mrow>
      </mrow>
      <mi>;</mi>
    </mrow>
    <annotation encoding="StarMath 5.0">{ partial z }over{ partial u }={ partial z }over{ partial x }cdot {{ partial x }over{ partial u }}+{ partial z }over{ partial y }cdot {{ partial y }over{ partial u }};</annotation>
  </semantics>
</math>
</file>

<file path=Object 5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row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⋅</mo>
            <mfrac>
              <mrow>
                <mo stretchy="false">∂</mo>
                <mi>x</mi>
              </mrow>
              <mrow>
                <mo stretchy="false">∂</mo>
                <mi>v</mi>
              </mrow>
            </mfrac>
          </mrow>
          <mo stretchy="false">+</mo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⋅</mo>
            <mfrac>
              <mrow>
                <mo stretchy="false">∂</mo>
                <mi>y</mi>
              </mrow>
              <mrow>
                <mo stretchy="false">∂</mo>
                <mi>v</mi>
              </mrow>
            </mfrac>
          </mrow>
        </mrow>
      </mrow>
      <mi>;</mi>
    </mrow>
    <annotation encoding="StarMath 5.0">{ partial z }over{ partial v }={ partial z }over{ partial x }cdot {{ partial x }over{ partial v }}+{ partial z }over{ partial y }cdot {{ partial y }over{ partial v }};</annotation>
  </semantics>
</math>
</file>

<file path=Object 5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u</mi>
          </mrow>
        </mfrac>
        <mo stretchy="false">=</mo>
        <mn>2</mn>
      </mrow>
      <mi>x</mi>
      <mi>ln</mi>
      <mrow>
        <mrow>
          <mrow>
            <mi>y</mi>
            <mo stretchy="false">⋅</mo>
            <mfrac>
              <mn>1</mn>
              <mi>v</mi>
            </mfrac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y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row>
                  <mi>u</mi>
                  <mo stretchy="false">⋅</mo>
                  <mi>v</mi>
                </mrow>
              </mrow>
              <mo fence="true" stretchy="false">)</mo>
            </mrow>
            <mo stretchy="false">⋅</mo>
            <mfrac>
              <mn>1</mn>
              <mi>v</mi>
            </mfrac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>u</mi>
                <mo stretchy="false">⋅</mo>
                <mi>v</mi>
              </mrow>
            </mfrac>
            <mo stretchy="false">⋅</mo>
            <mi>v</mi>
          </mrow>
        </mrow>
        <mo stretchy="false">=</mo>
        <mrow/>
      </mrow>
    </mrow>
    <annotation encoding="StarMath 5.0">{ partial z }over{ partial u }=2x ln y cdot {1 over v}+x^2 over y cdot y=2 cdot {u over v} ln ( u cdot v ) cdot {1 over v}+u^2 over { v^2 cdot u cdot v } cdot v =</annotation>
  </semantics>
</math>
</file>

<file path=Object 54/content.xml><?xml version="1.0" encoding="utf-8"?>
<math xmlns="http://www.w3.org/1998/Math/MathML" display="block">
  <semantics>
    <mrow>
      <mrow>
        <mrow/>
        <mo stretchy="false">=</mo>
        <mfrac>
          <mrow>
            <mn>2</mn>
            <mi>u</mi>
          </mrow>
          <msup>
            <mi>v</mi>
            <mn>2</mn>
          </msup>
        </mfrac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i>u</mi>
            <msup>
              <mi>v</mi>
              <mn>2</mn>
            </msup>
          </mfrac>
        </mrow>
        <mo stretchy="false">=</mo>
        <mfrac>
          <mrow>
            <mi>u</mi>
            <mrow>
              <mo fence="true" stretchy="false">(</mo>
              <mrow>
                <mrow>
                  <mn>2</mn>
                  <mi>ln</mi>
                  <mrow>
                    <mrow>
                      <mo fence="true" stretchy="false">(</mo>
                      <mrow>
                        <mi mathvariant="italic">uv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  <msup>
            <mi>v</mi>
            <mn>2</mn>
          </msup>
        </mfrac>
      </mrow>
      <mi>;</mi>
    </mrow>
    <annotation encoding="StarMath 5.0">=={2u} over { v^2 } ln ( uv )+u over v^2={ u(2 ln(uv)+1) }over v^2;</annotation>
  </semantics>
</math>
</file>

<file path=Object 5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v</mi>
          </mrow>
        </mfrac>
        <mo stretchy="false">=</mo>
        <mn>2</mn>
      </mrow>
      <mi>x</mi>
      <mi>ln</mi>
      <mrow>
        <mrow>
          <mrow>
            <mi>y</mi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x</mi>
                <mn>2</mn>
              </msup>
              <mi>y</mi>
            </mfrac>
            <mo stretchy="false">⋅</mo>
            <mi>u</mi>
          </mrow>
        </mrow>
        <mo stretchy="false">=</mo>
        <mrow>
          <mn>2</mn>
          <mo stretchy="false">⋅</mo>
          <mfrac>
            <mi>u</mi>
            <mi>v</mi>
          </mfrac>
        </mrow>
      </mrow>
      <mi>ln</mi>
      <mrow>
        <mrow>
          <mrow>
            <mrow>
              <mo fence="true" stretchy="false">(</mo>
              <mrow>
                <mi mathvariant="italic">uv</mi>
              </mrow>
              <mo fence="true" stretchy="false">)</mo>
            </mrow>
            <mo stretchy="false">⋅</mo>
            <mrow>
              <mo fence="true" stretchy="false">(</mo>
              <mrow>
                <mrow>
                  <mo stretchy="false">−</mo>
                  <mfrac>
                    <mi>u</mi>
                    <msup>
                      <mi>v</mi>
                      <mn>2</mn>
                    </msup>
                  </mfrac>
                </mrow>
              </mrow>
              <mo fence="true" stretchy="false">)</mo>
            </mrow>
          </mrow>
          <mo stretchy="false">+</mo>
          <mrow>
            <mfrac>
              <msup>
                <mi>u</mi>
                <mn>2</mn>
              </msup>
              <mrow>
                <msup>
                  <mi>v</mi>
                  <mn>2</mn>
                </msup>
                <mo stretchy="false">⋅</mo>
                <mi mathvariant="italic">uv</mi>
              </mrow>
            </mfrac>
            <mo stretchy="false">⋅</mo>
            <mi>u</mi>
          </mrow>
        </mrow>
        <mo stretchy="false">=</mo>
        <mrow/>
      </mrow>
    </mrow>
    <annotation encoding="StarMath 5.0">{ partial z }over{ partial v }=2x ln y cdot ( -{u over v^2} )+x^2 over y cdot u=2 cdot {u over v} ln ( uv ) cdot ( -{u over v^2} )+ u^2 over {v^2 cdot uv} cdot u=</annotation>
  </semantics>
</math>
</file>

<file path=Object 56/content.xml><?xml version="1.0" encoding="utf-8"?>
<math xmlns="http://www.w3.org/1998/Math/MathML" display="block">
  <semantics>
    <mrow>
      <mrow>
        <mrow/>
        <mo stretchy="false">=</mo>
        <mrow>
          <mo stretchy="false">−</mo>
          <mfrac>
            <mrow>
              <mn>2</mn>
              <msup>
                <mi>u</mi>
                <mn>2</mn>
              </msup>
            </mrow>
            <msup>
              <mi>v</mi>
              <mn>3</mn>
            </msup>
          </mfrac>
        </mrow>
      </mrow>
      <mi>ln</mi>
      <mrow>
        <mrow>
          <mrow>
            <mo fence="true" stretchy="false">(</mo>
            <mrow>
              <mi mathvariant="italic">uv</mi>
            </mrow>
            <mo fence="true" stretchy="false">)</mo>
          </mrow>
          <mo stretchy="false">+</mo>
          <mfrac>
            <msup>
              <mi>u</mi>
              <mn>2</mn>
            </msup>
            <msup>
              <mi>v</mi>
              <mn>3</mn>
            </msup>
          </mfrac>
        </mrow>
        <mo stretchy="false">=</mo>
        <mfrac>
          <mrow>
            <msup>
              <mi>u</mi>
              <mn>2</mn>
            </msup>
            <mrow>
              <mo fence="true" stretchy="false">(</mo>
              <mrow>
                <mrow>
                  <mrow>
                    <mn>1</mn>
                    <mo stretchy="false">−</mo>
                    <mn>2</mn>
                  </mrow>
                  <mi>ln</mi>
                  <mrow>
                    <mo fence="true" stretchy="false">(</mo>
                    <mrow>
                      <mi mathvariant="italic">uv</mi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>v</mi>
            <mn>3</mn>
          </msup>
        </mfrac>
      </mrow>
      <mi>.</mi>
    </mrow>
    <annotation encoding="StarMath 5.0">==-{ {2u^2} over v^3 } ln ( uv )+u^2 over v^3={u^2( 1-2 ln (uv) )} over v^3 .</annotation>
  </semantics>
</math>
</file>

<file path=Object 57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frac>
              <mn>1</mn>
              <mi>x</mi>
            </mfrac>
            <mo stretchy="false">−</mo>
            <mfrac>
              <mn>1</mn>
              <mi>y</mi>
            </mfrac>
          </mrow>
        </mrow>
        <mo fence="true" stretchy="false">)</mo>
      </mrow>
      <mi>.</mi>
    </mrow>
    <annotation encoding="StarMath 5.0">z=ln (1 over x- 1 over y).</annotation>
  </semantics>
</math>
</file>

<file path=Object 58/content.xml><?xml version="1.0" encoding="utf-8"?>
<math xmlns="http://www.w3.org/1998/Math/MathML" display="block">
  <semantics>
    <mrow>
      <mrow>
        <mrow>
          <mfrac>
            <mrow>
              <msup>
                <mo stretchy="false">∂</mo>
                <mn>2</mn>
              </msup>
              <mi>z</mi>
            </mrow>
            <mrow>
              <mo stretchy="false">∂</mo>
              <mi>x</mi>
              <mo stretchy="false">∂</mo>
              <mi>y</mi>
            </mrow>
          </mfrac>
          <mo stretchy="false">+</mo>
          <mfrac>
            <mrow>
              <msup>
                <mo stretchy="false">∂</mo>
                <mn>2</mn>
              </msup>
              <mi>z</mi>
            </mrow>
            <mrow>
              <msup>
                <mo stretchy="false">∂</mo>
                <mn>2</mn>
              </msup>
              <mi>x</mi>
            </mrow>
          </mfrac>
        </mrow>
        <mo stretchy="false">=</mo>
        <mfrac>
          <mn>1</mn>
          <msup>
            <mi>x</mi>
            <mn>2</mn>
          </msup>
        </mfrac>
      </mrow>
      <mi>.</mi>
    </mrow>
    <annotation encoding="StarMath 5.0">{ partial ^2 z } over { partial x partial y }+{ partial ^2 z } over { partial ^2 x }=1 over x^2 .</annotation>
  </semantics>
</math>
</file>

<file path=Object 5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frac>
            <mn>1</mn>
            <mrow>
              <mo fence="true" stretchy="false">(</mo>
              <mrow>
                <mrow>
                  <mfrac>
                    <mn>1</mn>
                    <mi>x</mi>
                  </mfrac>
                  <mo stretchy="false">−</mo>
                  <mfrac>
                    <mn>1</mn>
                    <mi>y</mi>
                  </mfrac>
                </mrow>
              </mrow>
              <mo fence="true" stretchy="false">)</mo>
            </mrow>
          </mfrac>
          <mo stretchy="false">⋅</mo>
          <mrow>
            <mo fence="true" stretchy="false">(</mo>
            <mrow>
              <mrow>
                <mo stretchy="false">−</mo>
                <mfrac>
                  <mn>1</mn>
                  <msup>
                    <mi>x</mi>
                    <mn>2</mn>
                  </msup>
                </mfrac>
              </mrow>
            </mrow>
            <mo fence="true" stretchy="false">)</mo>
          </mrow>
        </mrow>
        <mo stretchy="false">=</mo>
        <mrow>
          <mo stretchy="false">−</mo>
          <mfrac>
            <mi>y</mi>
            <mrow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i>x</mi>
            </mrow>
          </mfrac>
        </mrow>
      </mrow>
      <mi>;</mi>
    </mrow>
    <annotation encoding="StarMath 5.0">{ partial z }over{ partial x }=1 over { (1 over x - 1 over y) } cdot ( -{1 over x^2} )= -{ y over {(y-x)x }};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&lt;</mo>
        <mrow>
          <mn>4</mn>
          <mo stretchy="false">+</mo>
          <mn>4</mn>
        </mrow>
      </mrow>
      <mi>x</mi>
    </mrow>
    <annotation encoding="StarMath 5.0">y^2&lt;4+4x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sup>
              <mo stretchy="false">∂</mo>
              <mn>2</mn>
            </msup>
            <mi>x</mi>
          </mrow>
        </mfrac>
        <mo stretchy="false">=</mo>
        <mrow>
          <mo stretchy="false">−</mo>
          <mfrac>
            <mrow>
              <mrow>
                <mo stretchy="false">−</mo>
                <mrow>
                  <mo fence="true" stretchy="false">(</mo>
                  <mrow>
                    <mrow>
                      <mrow>
                        <mi>y</mi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o stretchy="false">⋅</mo>
              <mi>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row>
            <mrow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</mrow>
      <mi>.</mi>
    </mrow>
    <annotation encoding="StarMath 5.0">{ partial ^2 z }over{ partial ^2 x }=-{ -(y-2x) cdot y over {(y-x)^2 x^2} }={ y^2 -2xy } over { (y-x)^2 x^2 }.</annotation>
  </semantics>
</math>
</file>

<file path=Object 62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i>x</mi>
        <mo stretchy="false">∂</mo>
        <mi>y</mi>
      </mrow>
    </mfrac>
    <annotation encoding="StarMath 5.0">{partial ^2 z} over { partial x partial y }</annotation>
  </semantics>
</math>
</file>

<file path=Object 63/content.xml><?xml version="1.0" encoding="utf-8"?>
<math xmlns="http://www.w3.org/1998/Math/MathML" display="block">
  <semantics>
    <mfrac>
      <mrow>
        <msup>
          <mo stretchy="false">∂</mo>
          <mn>2</mn>
        </msup>
        <mi>z</mi>
      </mrow>
      <mrow>
        <mo stretchy="false">∂</mo>
        <msup>
          <mi>x</mi>
          <mn>2</mn>
        </msup>
      </mrow>
    </mfrac>
    <annotation encoding="StarMath 5.0">{partial ^2 z} over { partial x^2 }</annotation>
  </semantics>
</math>
</file>

<file path=Object 64/content.xml><?xml version="1.0" encoding="utf-8"?>
<math xmlns="http://www.w3.org/1998/Math/MathML" display="block">
  <semantics>
    <mrow>
      <mrow>
        <mrow>
          <mfrac>
            <mn>1</mn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</mfrac>
          <mo stretchy="false">+</mo>
          <mfrac>
            <mrow>
              <mrow>
                <msup>
                  <mi>y</mi>
                  <mn>2</mn>
                </msup>
                <mo stretchy="false">−</mo>
                <mn>2</mn>
              </mrow>
              <mi mathvariant="italic">xy</mi>
            </mrow>
            <mrow>
              <msup>
                <mrow>
                  <mo fence="true" stretchy="false">(</mo>
                  <mrow>
                    <mrow>
                      <mi>y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sup>
                <mi>x</mi>
                <mn>2</mn>
              </msup>
            </mrow>
          </mfrac>
        </mrow>
        <mo stretchy="false">=</mo>
        <mfrac>
          <mn>1</mn>
          <msup>
            <mi>x</mi>
            <mn>2</mn>
          </msup>
        </mfrac>
      </mrow>
      <mi>;</mi>
    </mrow>
    <annotation encoding="StarMath 5.0">1 over ( y-x )^2+{ y^2-2xy }over{ (y-x)^2 x^2 }=1 over x^2;</annotation>
  </semantics>
</math>
</file>

<file path=Object 65/content.xml><?xml version="1.0" encoding="utf-8"?>
<math xmlns="http://www.w3.org/1998/Math/MathML" display="block">
  <semantics>
    <mrow>
      <mrow>
        <mfrac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−</mo>
              <mn>2</mn>
            </mrow>
            <mi mathvariant="italic">xy</mi>
          </mrow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{ x^2 + y^2 -2xy } over { (y-x)^2 x^2 }=1 over x^2;</annotation>
  </semantics>
</math>
</file>

<file path=Object 66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y</mi>
                  <mo stretchy="false">−</mo>
                  <mi>x</mi>
                </mrow>
              </mrow>
              <mo fence="true" stretchy="false">)</mo>
            </mrow>
            <mn>2</mn>
          </msup>
          <mrow>
            <msup>
              <mrow>
                <mo fence="true" stretchy="false">(</mo>
                <mrow>
                  <mrow>
                    <mi>y</mi>
                    <mo stretchy="false">−</mo>
                    <mi>x</mi>
                  </mrow>
                </mrow>
                <mo fence="true" stretchy="false">)</mo>
              </mrow>
              <mn>2</mn>
            </msup>
            <msup>
              <mi>x</mi>
              <mn>2</mn>
            </msup>
          </mrow>
        </mfrac>
        <mo stretchy="false">=</mo>
        <mfrac>
          <mn>1</mn>
          <msup>
            <mi>x</mi>
            <mn>2</mn>
          </msup>
        </mfrac>
      </mrow>
      <mi>;</mi>
    </mrow>
    <annotation encoding="StarMath 5.0">(y-x)^2 over {( y-x )^2 x^2}=1 over x^2;</annotation>
  </semantics>
</math>
</file>

<file path=Object 67/content.xml><?xml version="1.0" encoding="utf-8"?>
<math xmlns="http://www.w3.org/1998/Math/MathML" display="block">
  <semantics>
    <mrow>
      <mrow>
        <mfrac>
          <mn>1</mn>
          <msup>
            <mi>x</mi>
            <mn>2</mn>
          </msup>
        </mfrac>
        <mo stretchy="false">=</mo>
        <mrow>
          <mfrac>
            <mn>1</mn>
            <msup>
              <mi>x</mi>
              <mn>2</mn>
            </msup>
          </mfrac>
          <mo stretchy="false">−</mo>
          <mi mathvariant="italic">верно</mi>
        </mrow>
      </mrow>
      <mi>.</mi>
    </mrow>
    <annotation encoding="StarMath 5.0">1 over x^2 = 1 over x^2 - верно.</annotation>
  </semantics>
</math>
</file>

<file path=Object 68/content.xml><?xml version="1.0" encoding="utf-8"?>
<math xmlns="http://www.w3.org/1998/Math/MathML" display="block">
  <semantics>
    <mrow>
      <mrow>
        <mi>z</mi>
        <mo stretchy="false">=</mo>
        <mrow>
          <mn>1</mn>
          <mo stretchy="false">+</mo>
          <mn>6</mn>
        </mrow>
      </mrow>
      <mrow>
        <mi>x</mi>
        <mo stretchy="false">−</mo>
        <msup>
          <mi>x</mi>
          <mn>2</mn>
        </msup>
        <mo stretchy="false">−</mo>
        <mi mathvariant="italic">xy</mi>
        <mo stretchy="false">−</mo>
        <msup>
          <mi>y</mi>
          <mn>2</mn>
        </msup>
      </mrow>
    </mrow>
    <annotation encoding="StarMath 5.0">z=1+6x-x^2-xy-y^2</annotation>
  </semantics>
</math>
</file>

<file path=Object 6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row>
          <mn>6</mn>
          <mo stretchy="false">−</mo>
          <mn>2</mn>
        </mrow>
      </mrow>
      <mrow>
        <mi>x</mi>
        <mo stretchy="false">−</mo>
        <mi>y</mi>
      </mrow>
      <mi>;</mi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row>
            <mo stretchy="false">−</mo>
            <mi>x</mi>
          </mrow>
          <mo stretchy="false">−</mo>
          <mn>2</mn>
        </mrow>
      </mrow>
      <mi>y</mi>
      <mi>.</mi>
    </mrow>
    <annotation encoding="StarMath 5.0">{ partial z }over{ partial x }=6-2x-y; { partial z }over{ partial y}=-x-2y.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7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o stretchy="false">∂</mo>
                      <mi>z</mi>
                    </mrow>
                    <mrow>
                      <mo stretchy="false">∂</mo>
                      <mi>x</mi>
                    </mrow>
                  </mfrac>
                  <mo stretchy="false">=</mo>
                  <mn>0</mn>
                </mrow>
                <mi>;</mi>
              </mrow>
            </mtd>
          </mtr>
          <mtr>
            <mtd>
              <mrow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  <mo stretchy="false">=</mo>
                <mn>0.</mn>
              </mrow>
            </mtd>
          </mtr>
        </mtable>
      </mrow>
    </mrow>
    <annotation encoding="StarMath 5.0">left lbrace
{
	stack
	{
		{partial z}over{partial x}=0;#
		{partial z}over{partial y}=0.  
	}
} right none</annotation>
  </semantics>
</math>
</file>

<file path=Object 7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6</mn>
                  <mo stretchy="false">−</mo>
                  <mn>2</mn>
                </mrow>
                <mrow>
                  <mrow>
                    <mi>x</mi>
                    <mo stretchy="false">−</mo>
                    <mi>y</mi>
                  </mrow>
                  <mo stretchy="false">=</mo>
                  <mn>0</mn>
                </mrow>
                <mi>;</mi>
              </mrow>
            </mtd>
          </mtr>
          <mtr>
            <mtd columnalign="left">
              <mrow>
                <mrow>
                  <mi>x</mi>
                  <mo stretchy="false">+</mo>
                  <mn>2</mn>
                </mrow>
                <mrow>
                  <mi>y</mi>
                  <mo stretchy="false">=</mo>
                  <mn>0.</mn>
                </mrow>
              </mrow>
            </mtd>
          </mtr>
        </mtable>
      </mrow>
    </mrow>
    <annotation encoding="StarMath 5.0">left lbrace 
{
	stack
	{
		6-2x-y=0;#
		alignl x+2y=0.  
	}
} right none</annotation>
  </semantics>
</math>
</file>

<file path=Object 72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z</mi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</mrow>
      <mi>;</mi>
      <mrow>
        <mfrac>
          <mrow>
            <msup>
              <mo stretchy="false">∂</mo>
              <mn>2</mn>
            </msup>
            <mi>z</mi>
          </mrow>
          <mrow>
            <mo stretchy="false">∂</mo>
            <mi>x</mi>
            <mo stretchy="false">∂</mo>
            <mi>y</mi>
          </mrow>
        </mfrac>
        <mo stretchy="false">=</mo>
        <mrow>
          <mo stretchy="false">−</mo>
          <mn>1</mn>
        </mrow>
      </mrow>
      <mi>;</mi>
      <mrow>
        <mfrac>
          <mrow>
            <msup>
              <mo stretchy="false">∂</mo>
              <mn>2</mn>
            </msup>
            <mi>z</mi>
          </mrow>
          <mrow>
            <mo stretchy="false">∂</mo>
            <msup>
              <mi>y</mi>
              <mn>2</mn>
            </msup>
          </mrow>
        </mfrac>
        <mo stretchy="false">=</mo>
        <mrow>
          <mo stretchy="false">−</mo>
          <mn>2.</mn>
        </mrow>
      </mrow>
    </mrow>
    <annotation encoding="StarMath 5.0">{ partial ^2 z }over{ partial x^2 }=-2; { partial ^2 z }over{ partial x partial y }=-1;
{ partial ^2 z }over{ partial y^2 }=-2.</annotation>
  </semantics>
</math>
</file>

<file path=Object 73/content.xml><?xml version="1.0" encoding="utf-8"?>
<math xmlns="http://www.w3.org/1998/Math/MathML" display="block">
  <semantics>
    <mrow>
      <mrow>
        <mi>A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=</mo>
        <mrow>
          <mo stretchy="false">−</mo>
          <mn>2</mn>
        </mrow>
      </mrow>
      <mi>;</mi>
      <mrow>
        <mi>B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sup>
              <mi>y</mi>
              <mn>2</mn>
            </msup>
          </mrow>
        </mfrac>
        <mo stretchy="false">=</mo>
        <mrow>
          <mo stretchy="false">−</mo>
          <mn>2</mn>
        </mrow>
      </mrow>
      <mi>;</mi>
      <mrow>
        <mi>C</mi>
        <mo stretchy="false">=</mo>
        <mfrac>
          <mrow>
            <msup>
              <mo stretchy="false">∂</mo>
              <mn>2</mn>
            </msup>
            <mi>z</mi>
            <mrow>
              <mo fence="true" stretchy="false">(</mo>
              <mrow>
                <msub>
                  <mi>P</mi>
                  <mn>0</mn>
                </msub>
              </mrow>
              <mo fence="true" stretchy="false">)</mo>
            </mrow>
          </mrow>
          <mrow>
            <mo stretchy="false">∂</mo>
            <mi>x</mi>
            <mo stretchy="false">∂</mo>
            <mi>y</mi>
          </mrow>
        </mfrac>
        <mo stretchy="false">=</mo>
        <mrow>
          <mo stretchy="false">−</mo>
          <mn>1.</mn>
        </mrow>
      </mrow>
    </mrow>
    <annotation encoding="StarMath 5.0">A={ partial ^2 z (P_0) }over{ partial x^2 }=-2; B={ partial ^2 z (P_0) }over{ partial y^2 }=-2; C={ partial ^2 z (P_0) }over{ partial x partial y }=-1.</annotation>
  </semantics>
</math>
</file>

<file path=Object 74/content.xml><?xml version="1.0" encoding="utf-8"?>
<math xmlns="http://www.w3.org/1998/Math/MathML" display="block">
  <semantics>
    <mrow>
      <mi>∆</mi>
      <mo stretchy="false">=</mo>
      <mrow>
        <mi mathvariant="italic">AB</mi>
        <mo stretchy="false">−</mo>
        <msup>
          <mi>C</mi>
          <mn>2</mn>
        </msup>
      </mrow>
      <mo stretchy="false">=</mo>
      <mrow>
        <mn>4</mn>
        <mo stretchy="false">−</mo>
        <mn>1</mn>
      </mrow>
      <mo stretchy="false">=</mo>
      <mn>3.</mn>
    </mrow>
    <annotation encoding="StarMath 5.0">∆=AB-C^2=4-1=3.</annotation>
  </semantics>
</math>
</file>

<file path=Object 7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i>y</mi>
      <mrow>
        <mo fence="true" stretchy="false">(</mo>
        <mrow>
          <mrow>
            <mn>2</mn>
            <mo stretchy="false">−</mo>
            <mi>x</mi>
            <mo stretchy="false">−</mo>
            <mi>y</mi>
          </mrow>
        </mrow>
        <mo fence="true" stretchy="false">)</mo>
      </mrow>
    </mrow>
    <annotation encoding="StarMath 5.0">z=x^2 y( 2-x-y )</annotation>
  </semantics>
</math>
</file>

<file path=Object 7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4</mn>
      </mrow>
      <mrow>
        <mi mathvariant="italic">xy</mi>
        <mo stretchy="false">−</mo>
        <mn>3</mn>
      </mrow>
      <msup>
        <mi>x</mi>
        <mn>2</mn>
      </msup>
      <mrow>
        <mi>y</mi>
        <mo stretchy="false">−</mo>
        <mn>2</mn>
      </mrow>
      <mrow>
        <msup>
          <mi mathvariant="italic">xy</mi>
          <mn>2</mn>
        </msup>
        <mo stretchy="false">=</mo>
        <mi mathvariant="italic">xy</mi>
      </mrow>
      <mrow>
        <mo fence="true" stretchy="false">(</mo>
        <mrow>
          <mrow>
            <mrow>
              <mn>4</mn>
              <mo stretchy="false">−</mo>
              <mn>3</mn>
            </mrow>
            <mrow>
              <mi>x</mi>
              <mo stretchy="false">−</mo>
              <mn>2</mn>
            </mrow>
            <mi>y</mi>
          </mrow>
        </mrow>
        <mo fence="true" stretchy="false">)</mo>
      </mrow>
      <mi>;</mi>
    </mrow>
    <annotation encoding="StarMath 5.0">{ partial z }over{ partial x }=4xy-3x^2 y-2xy^2=xy( 4-3x-2y );</annotation>
  </semantics>
</math>
</file>

<file path=Object 77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  <mrow>
        <msup>
          <mi>x</mi>
          <mn>2</mn>
        </msup>
        <mo stretchy="false">−</mo>
        <msup>
          <mi>x</mi>
          <mn>3</mn>
        </msup>
        <mo stretchy="false">−</mo>
        <mn>2</mn>
      </mrow>
      <msup>
        <mi>x</mi>
        <mn>2</mn>
      </msup>
      <mrow>
        <mi>y</mi>
        <mo stretchy="false">=</mo>
        <msup>
          <mi>x</mi>
          <mn>2</mn>
        </msup>
      </mrow>
      <mrow>
        <mo fence="true" stretchy="false">(</mo>
        <mrow>
          <mrow>
            <mrow>
              <mn>2</mn>
              <mo stretchy="false">−</mo>
              <mi>x</mi>
              <mo stretchy="false">−</mo>
              <mn>2</mn>
            </mrow>
            <mi>y</mi>
          </mrow>
        </mrow>
        <mo fence="true" stretchy="false">)</mo>
      </mrow>
      <mi>.</mi>
    </mrow>
    <annotation encoding="StarMath 5.0">{ partial z }over{ partial y }=2x^2-x^3-2x^2 y=x^2( 2-x-2y ).</annotation>
  </semantics>
</math>
</file>

<file path=Object 78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x</mi>
        </mrow>
      </mfrac>
      <mo stretchy="false">=</mo>
      <mn>0</mn>
    </mrow>
    <annotation encoding="StarMath 5.0">{ partial z }over{ partial x }=0</annotation>
  </semantics>
</math>
</file>

<file path=Object 79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y</mi>
        </mrow>
      </mfrac>
      <mo stretchy="false">=</mo>
      <mn>0</mn>
    </mrow>
    <annotation encoding="StarMath 5.0">{ partial z }over{ partial y }=0</annotation>
  </semantics>
</math>
</file>

<file path=Object 8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n>4</mn>
          <mo stretchy="false">+</mo>
          <mn>4</mn>
        </mrow>
      </mrow>
      <mi>x</mi>
    </mrow>
    <annotation encoding="StarMath 5.0">y^2=4+4x</annotation>
  </semantics>
</math>
</file>

<file path=Object 8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italic">xy</mi>
                <mrow>
                  <mrow>
                    <mo fence="true" stretchy="false">(</mo>
                    <mrow>
                      <mrow>
                        <mrow>
                          <mn>4</mn>
                          <mo stretchy="false">−</mo>
                          <mn>3</mn>
                        </mrow>
                        <mrow>
                          <mi>x</mi>
                          <mo stretchy="false">−</mo>
                          <mn>2</mn>
                        </mrow>
                        <mi>y</mi>
                      </mrow>
                    </mrow>
                    <mo fence="true" stretchy="false">)</mo>
                  </mrow>
                  <mo stretchy="false">=</mo>
                  <mn>0</mn>
                </mrow>
                <mi>;</mi>
              </mrow>
            </mtd>
          </mtr>
          <mtr>
            <mtd columnalign="left">
              <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row>
                          <mn>2</mn>
                          <mo stretchy="false">−</mo>
                          <mi>x</mi>
                          <mo stretchy="false">−</mo>
                          <mn>2</mn>
                        </mrow>
                        <mi>y</mi>
                      </mrow>
                    </mrow>
                    <mo fence="true" stretchy="false">)</mo>
                  </mrow>
                  <mo stretchy="false">=</mo>
                  <mn>0.</mn>
                </mrow>
              </mrow>
            </mtd>
          </mtr>
        </mtable>
      </mrow>
    </mrow>
    <annotation encoding="StarMath 5.0">left lbrace
{
	stack
	{
		xy(4-3x-2y)=0;#
		alignl x^2(2-x-2y)=0.  
	}
} right none</annotation>
  </semantics>
</math>
</file>

<file path=Object 81/content.xml><?xml version="1.0" encoding="utf-8"?>
<math xmlns="http://www.w3.org/1998/Math/MathML" display="block">
  <semantics>
    <mrow>
      <mrow>
        <mrow>
          <mo fence="true" stretchy="true">{</mo>
          <mrow>
            <mtable>
              <mtr>
                <mtd>
                  <mrow>
                    <mi>x</mi>
                    <mo stretchy="false">=</mo>
                    <mn>1</mn>
                  </mrow>
                </mtd>
              </mtr>
              <mtr>
                <mtd>
                  <mrow>
                    <mi>y</mi>
                    <mo stretchy="false">=</mo>
                    <mfrac>
                      <mn>1</mn>
                      <mn>2</mn>
                    </mfrac>
                  </mrow>
                </mtd>
              </mtr>
            </mtable>
          </mrow>
        </mrow>
        <mo stretchy="false">∪</mo>
        <mrow>
          <mo fence="true" stretchy="true">{</mo>
          <mrow>
            <mtable>
              <mtr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i>y</mi>
                    <mo stretchy="false">=</mo>
                    <mn>0</mn>
                  </mrow>
                </mtd>
              </mtr>
            </mtable>
          </mrow>
        </mrow>
        <mo stretchy="false">∪</mo>
        <mrow>
          <mo fence="true" stretchy="true">{</mo>
          <mrow>
            <mtable>
              <mtr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i>y</mi>
                    <mo stretchy="false">∈</mo>
                    <mi>R</mi>
                  </mrow>
                </mtd>
              </mtr>
            </mtable>
          </mrow>
        </mrow>
      </mrow>
      <mi>.</mi>
    </mrow>
    <annotation encoding="StarMath 5.0">left lbrace
{
	stack
	{
		x=1#
		y=1over2  
	}
} right none
union
left lbrace
{
	stack
	{
		x=0#
		y=0  
	}
} right none
union
left lbrace
{
	stack
	{
		x=0#
		y in R    
	}
} right none .</annotation>
  </semantics>
</math>
</file>

<file path=Object 82/content.xml><?xml version="1.0" encoding="utf-8"?>
<math xmlns="http://www.w3.org/1998/Math/MathML" display="block">
  <semantics>
    <mrow>
      <mrow>
        <mi>z</mi>
        <mo stretchy="false">=</mo>
        <mi>z</mi>
      </mrow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n>6</mn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n>2</mn>
              <mo stretchy="false">−</mo>
              <mi>x</mi>
              <mo stretchy="false">−</mo>
              <mn>6</mn>
              <mo stretchy="false">+</mo>
              <mi>x</mi>
            </mrow>
          </mrow>
          <mo fence="true" stretchy="false">)</mo>
        </mrow>
        <mo stretchy="false">=</mo>
        <mrow>
          <mo stretchy="false">−</mo>
          <mn>4</mn>
        </mrow>
      </mrow>
      <msup>
        <mi>x</mi>
        <mn>2</mn>
      </msup>
      <mrow>
        <mo fence="true" stretchy="false">(</mo>
        <mrow>
          <mrow>
            <mn>6</mn>
            <mo stretchy="false">−</mo>
            <mi>x</mi>
          </mrow>
        </mrow>
        <mo fence="true" stretchy="false">)</mo>
      </mrow>
      <mi>.</mi>
    </mrow>
    <annotation encoding="StarMath 5.0">z=z( x )=x^2( 6-x )( 2-x-6+x )=-4x^2( 6-x ).</annotation>
  </semantics>
</math>
</file>

<file path=Object 83/content.xml><?xml version="1.0" encoding="utf-8"?>
<math xmlns="http://www.w3.org/1998/Math/MathML" display="block">
  <semantics>
    <mrow>
      <mi>z</mi>
      <mi>'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  <mrow>
        <mi>;</mi>
        <mo stretchy="false">−</mo>
        <mn>48</mn>
      </mrow>
      <mrow>
        <mi>x</mi>
        <mo stretchy="false">+</mo>
        <mn>12</mn>
      </mrow>
      <mrow>
        <msup>
          <mi>x</mi>
          <mn>2</mn>
        </msup>
        <mo stretchy="false">=</mo>
        <mn>0</mn>
      </mrow>
      <mi>;</mi>
      <mn>12</mn>
      <mi>x</mi>
      <mrow>
        <mrow>
          <mo fence="true" stretchy="false">(</mo>
          <mrow>
            <mrow>
              <mi>x</mi>
              <mo stretchy="false">−</mo>
              <mn>4</mn>
            </mrow>
          </mrow>
          <mo fence="true" stretchy="false">)</mo>
        </mrow>
        <mo stretchy="false">=</mo>
        <mn>0.</mn>
      </mrow>
    </mrow>
    <annotation encoding="StarMath 5.0">z'( x )=0; -48x+12x^2=0; 12x( x-4 )=0.</annotation>
  </semantics>
</math>
</file>

<file path=Object 84/content.xml><?xml version="1.0" encoding="utf-8"?>
<math xmlns="http://www.w3.org/1998/Math/MathML" display="block">
  <semantics>
    <mrow>
      <mrow>
        <mi>z</mi>
        <mo stretchy="false">=</mo>
        <mn>3</mn>
      </mrow>
      <msup>
        <mi>x</mi>
        <mn>2</mn>
      </msup>
      <mrow>
        <mi>y</mi>
        <mo stretchy="false">−</mo>
        <mn>3</mn>
      </mrow>
      <mrow>
        <msup>
          <mi mathvariant="italic">xy</mi>
          <mn>2</mn>
        </msup>
        <mo stretchy="false">+</mo>
        <msup>
          <mi>y</mi>
          <mn>4</mn>
        </msup>
      </mrow>
    </mrow>
    <annotation encoding="StarMath 5.0">z=3x^2 y-3xy^2+y^4</annotation>
  </semantics>
</math>
</file>

<file path=Object 85/content.xml><?xml version="1.0" encoding="utf-8"?>
<math xmlns="http://www.w3.org/1998/Math/MathML" display="block">
  <semantics>
    <mrow>
      <mrow>
        <mover accent="true">
          <mi>a</mi>
          <mo stretchy="false">¯</mo>
        </mover>
        <mo stretchy="false">=</mo>
        <mn>2</mn>
      </mrow>
      <mrow>
        <mi>i</mi>
        <mo stretchy="false">−</mo>
        <mi>j</mi>
      </mrow>
      <mn>.</mn>
    </mrow>
    <annotation encoding="StarMath 5.0">bar a = 2i-j. </annotation>
  </semantics>
</math>
</file>

<file path=Object 86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87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6</mn>
      </mrow>
      <mrow>
        <mi mathvariant="italic">xy</mi>
        <mo stretchy="false">−</mo>
        <mn>3</mn>
      </mrow>
      <msup>
        <mi>y</mi>
        <mn>2</mn>
      </msup>
      <mi>;</mi>
    </mrow>
    <annotation encoding="StarMath 5.0">{ partial z }over{ partial x }=6xy-3y^2;</annotation>
  </semantics>
</math>
</file>

<file path=Object 88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3</mn>
      </mrow>
      <mrow>
        <msup>
          <mi>x</mi>
          <mn>2</mn>
        </msup>
        <mo stretchy="false">−</mo>
        <mn>6</mn>
      </mrow>
      <mrow>
        <mi mathvariant="italic">xy</mi>
        <mo stretchy="false">−</mo>
        <mn>4</mn>
      </mrow>
      <msup>
        <mi>y</mi>
        <mn>3</mn>
      </msup>
      <mi>;</mi>
    </mrow>
    <annotation encoding="StarMath 5.0">{ partial z }over{ partial y }=3x^2-6xy-4y^3;</annotation>
  </semantics>
</math>
</file>

<file path=Object 89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90/content.xml><?xml version="1.0" encoding="utf-8"?>
<math xmlns="http://www.w3.org/1998/Math/MathML" display="block">
  <semantics>
    <mrow>
      <mfrac>
        <mrow>
          <mo stretchy="false">∂</mo>
          <mi>z</mi>
        </mrow>
        <mrow>
          <mo stretchy="false">∂</mo>
          <mi>y</mi>
        </mrow>
      </mfrac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n>3</mn>
            <mo stretchy="false">⋅</mo>
            <msup>
              <mn>1</mn>
              <mn>2</mn>
            </msup>
          </mrow>
          <mo stretchy="false">−</mo>
          <mrow>
            <mn>6</mn>
            <mo stretchy="false">⋅</mo>
            <mn>1</mn>
            <mo stretchy="false">⋅</mo>
            <mn>2</mn>
          </mrow>
          <mo stretchy="false">−</mo>
          <mrow>
            <mn>4</mn>
            <mo stretchy="false">⋅</mo>
            <msup>
              <mn>2</mn>
              <mn>3</mn>
            </msup>
          </mrow>
        </mrow>
        <mo stretchy="false">=</mo>
        <mrow>
          <mn>3</mn>
          <mo stretchy="false">−</mo>
          <mn>12</mn>
          <mo stretchy="false">−</mo>
          <mn>32</mn>
        </mrow>
        <mo stretchy="false">=</mo>
        <mrow>
          <mo stretchy="false">−</mo>
          <mn>41</mn>
        </mrow>
      </mrow>
      <mi>;</mi>
    </mrow>
    <annotation encoding="StarMath 5.0">{ partial z }over{ partial y }( A )=3 cdot 1^2-6 cdot 1 cdot 2- 4 cdot 2^3=3-12-32=-41;</annotation>
  </semantics>
</math>
</file>

<file path=Object 91/content.xml><?xml version="1.0" encoding="utf-8"?>
<math xmlns="http://www.w3.org/1998/Math/MathML" display="block">
  <semantics>
    <mrow>
      <mi mathvariant="italic">gradz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n>0</mn>
            <mo stretchy="false">⋅</mo>
            <mover accent="true">
              <mi>i</mi>
              <mo stretchy="false">¯</mo>
            </mover>
          </mrow>
          <mo stretchy="false">−</mo>
          <mrow>
            <mn>41</mn>
            <mo stretchy="false">⋅</mo>
            <mover accent="true">
              <mi>j</mi>
              <mo stretchy="false">¯</mo>
            </mover>
          </mrow>
        </mrow>
        <mo stretchy="false">=</mo>
        <mrow>
          <mo stretchy="false">−</mo>
          <mn>41</mn>
        </mrow>
      </mrow>
      <mover accent="true">
        <mi>j</mi>
        <mo stretchy="false">¯</mo>
      </mover>
      <mi>.</mi>
    </mrow>
    <annotation encoding="StarMath 5.0">gradz( A )=0 cdot bar i - 41 cdot bar j=-41 bar j.</annotation>
  </semantics>
</math>
</file>

<file path=Object 92/content.xml><?xml version="1.0" encoding="utf-8"?>
<math xmlns="http://www.w3.org/1998/Math/MathML" display="block">
  <semantics>
    <mrow>
      <mrow>
        <mrow>
          <mo fence="true" stretchy="true">|</mo>
          <mrow>
            <mi>a</mi>
          </mrow>
          <mo fence="true" stretchy="true">|</mo>
        </mrow>
        <mo stretchy="false">=</mo>
        <msqrt>
          <mrow>
            <msup>
              <mn>2</mn>
              <mn>2</mn>
            </msup>
            <mo stretchy="false">−</mo>
            <msup>
              <mn>1</mn>
              <mn>2</mn>
            </msup>
          </mrow>
        </msqrt>
        <mo stretchy="false">=</mo>
        <msqrt>
          <mn>5</mn>
        </msqrt>
      </mrow>
      <mn>.</mn>
    </mrow>
    <annotation encoding="StarMath 5.0">abs{a}= sqrt{2^2-1^2}=sqrt 5 .  </annotation>
  </semantics>
</math>
</file>

<file path=Object 93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94/content.xml><?xml version="1.0" encoding="utf-8"?>
<math xmlns="http://www.w3.org/1998/Math/MathML" display="block">
  <semantics>
    <mrow>
      <mi>cos</mi>
      <mrow>
        <mi mathvariant="normal">α</mi>
        <mo stretchy="false">=</mo>
        <mfrac>
          <mn>2</mn>
          <msqrt>
            <mn>5</mn>
          </msqrt>
        </mfrac>
      </mrow>
      <mi>;</mi>
      <mi>cos</mi>
      <mrow>
        <mi mathvariant="normal">β</mi>
        <mo stretchy="false">=</mo>
        <mfrac>
          <mrow>
            <mo stretchy="false">−</mo>
            <mn>1</mn>
          </mrow>
          <msqrt>
            <mn>5</mn>
          </msqrt>
        </mfrac>
      </mrow>
      <mi>.</mi>
    </mrow>
    <annotation encoding="StarMath 5.0">cos %alpha=2 over sqrt 5; cos %beta=-1 over sqrt 5 .</annotation>
  </semantics>
</math>
</file>

<file path=Object 95/content.xml><?xml version="1.0" encoding="utf-8"?>
<math xmlns="http://www.w3.org/1998/Math/MathML" display="block">
  <semantics>
    <mrow>
      <mover accent="true">
        <mi>a</mi>
        <mo stretchy="false">¯</mo>
      </mover>
      <mi mathvariant="normal">:</mi>
    </mrow>
    <annotation encoding="StarMath 5.0">bar a:</annotation>
  </semantics>
</math>
</file>

<file path=Object 9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over accent="true">
              <mi>a</mi>
              <mo stretchy="false">¯</mo>
            </mover>
          </mrow>
        </mfrac>
        <mo stretchy="false">=</mo>
        <mrow>
          <mrow>
            <mn>0</mn>
            <mo stretchy="false">⋅</mo>
            <mfrac>
              <mn>2</mn>
              <msqrt>
                <mn>5</mn>
              </msqrt>
            </mfrac>
          </mrow>
          <mo stretchy="false">−</mo>
          <mrow>
            <mn>41</mn>
            <mo stretchy="false">⋅</mo>
            <mfrac>
              <mrow>
                <mo stretchy="false">−</mo>
                <mn>1</mn>
              </mrow>
              <msqrt>
                <mn>5</mn>
              </msqrt>
            </mfrac>
          </mrow>
        </mrow>
        <mo stretchy="false">=</mo>
        <mfrac>
          <mn>41</mn>
          <msqrt>
            <mn>5</mn>
          </msqrt>
        </mfrac>
        <mo stretchy="false">=</mo>
        <mfrac>
          <mrow>
            <mn>41</mn>
            <mo stretchy="false">⋅</mo>
            <msqrt>
              <mn>5</mn>
            </msqrt>
          </mrow>
          <mn>5</mn>
        </mfrac>
      </mrow>
      <mi>.</mi>
    </mrow>
    <annotation encoding="StarMath 5.0">{ partial z }over{ partial bar a }=0 cdot {2 over sqrt 5}-41 cdot{-1 over sqrt 5 }=41 over sqrt 5=41 cdot sqrt 5 over 5 .</annotation>
  </semantics>
</math>
</file>

<file path=Object 97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n>25.</mn>
    </mrow>
    <annotation encoding="StarMath 5.0">x^2+y^2=25.</annotation>
  </semantics>
</math>
</file>

<file path=Object 9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n>9</mn>
          <mo stretchy="false">−</mo>
          <mn>8</mn>
        </mrow>
      </mrow>
      <mrow>
        <mi>x</mi>
        <mo stretchy="false">−</mo>
        <mn>6</mn>
      </mrow>
      <mrow>
        <mi>y</mi>
        <mo stretchy="false">+</mo>
        <mi mathvariant="normal">λ</mi>
      </mrow>
      <mrow>
        <mo fence="true"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  <mo stretchy="false">−</mo>
            <mn>25</mn>
          </mrow>
        </mrow>
        <mo fence="true" stretchy="false">)</mo>
      </mrow>
      <mi>.</mi>
    </mrow>
    <annotation encoding="StarMath 5.0">F( x,y )=9-8x-6y+%lambda( x^2+y^2-25 ).</annotation>
  </semantics>
</math>
</file>

<file path=Object 99/content.xml><?xml version="1.0" encoding="utf-8"?>
<math xmlns="http://www.w3.org/1998/Math/MathML" display="block">
  <semantics>
    <mrow>
      <mrow>
        <mfrac>
          <mrow>
            <mo stretchy="false">∂</mo>
            <mi>F</mi>
          </mrow>
          <mrow>
            <mo stretchy="false">∂</mo>
            <mi>x</mi>
          </mrow>
        </mfrac>
        <mo stretchy="false">=</mo>
        <mrow>
          <mrow>
            <mo stretchy="false">−</mo>
            <mn>8</mn>
          </mrow>
          <mo stretchy="false">+</mo>
          <mn>2</mn>
        </mrow>
      </mrow>
      <mi mathvariant="normal">λ</mi>
      <mi>x</mi>
      <mi>;</mi>
      <mrow>
        <mfrac>
          <mrow>
            <mo stretchy="false">∂</mo>
            <mi>F</mi>
          </mrow>
          <mrow>
            <mo stretchy="false">∂</mo>
            <mi>y</mi>
          </mrow>
        </mfrac>
        <mo stretchy="false">=</mo>
        <mrow>
          <mrow>
            <mo stretchy="false">−</mo>
            <mn>6</mn>
          </mrow>
          <mo stretchy="false">+</mo>
          <mn>2</mn>
        </mrow>
      </mrow>
      <mi mathvariant="normal">λ</mi>
      <mi>y</mi>
      <mi>;</mi>
      <mrow>
        <mfrac>
          <mrow>
            <mo stretchy="false">∂</mo>
            <mi>F</mi>
          </mrow>
          <mrow>
            <mo stretchy="false">∂</mo>
            <mi mathvariant="normal">λ</mi>
          </mrow>
        </mfrac>
        <mo stretchy="false">=</mo>
        <mrow>
          <msup>
            <mi>x</mi>
            <mn>2</mn>
          </msup>
          <mo stretchy="false">+</mo>
          <msup>
            <mi>y</mi>
            <mn>2</mn>
          </msup>
          <mo stretchy="false">−</mo>
          <mn>25.</mn>
        </mrow>
      </mrow>
    </mrow>
    <annotation encoding="StarMath 5.0">{ partial F }over{ partial x }=-8+2%lambda x; 
{ partial F }over{ partial y }=-6+2%lambda y;
{ partial F }over{ partial %lambda }=x^2+y^2-25.</annotation>
  </semantics>
</math>
</file>